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2" style:family="table">
      <style:table-properties style:width="7.434in" table:align="left"/>
    </style:style>
    <style:style style:name="Table12.A" style:family="table-column">
      <style:table-column-properties style:column-width="1.3632in"/>
    </style:style>
    <style:style style:name="Table12.B" style:family="table-column">
      <style:table-column-properties style:column-width="2.4486in"/>
    </style:style>
    <style:style style:name="Table12.C" style:family="table-column">
      <style:table-column-properties style:column-width="3.6222in"/>
    </style:style>
    <style:style style:name="Table12.A1" style:family="table-cell">
      <style:table-cell-properties style:vertical-align="middle" fo:padding="0.0194in" fo:border="none"/>
    </style:style>
    <style:style style:name="Table9" style:family="table">
      <style:table-properties style:width="7.434in" table:align="left"/>
    </style:style>
    <style:style style:name="Table9.A" style:family="table-column">
      <style:table-column-properties style:column-width="1.3618in"/>
    </style:style>
    <style:style style:name="Table9.B" style:family="table-column">
      <style:table-column-properties style:column-width="6.0722in"/>
    </style:style>
    <style:style style:name="Table9.A1" style:family="table-cell">
      <style:table-cell-properties style:vertical-align="middle" fo:padding="0.0194in" fo:border="none"/>
    </style:style>
    <style:style style:name="Table10" style:family="table">
      <style:table-properties style:width="7.434in" table:align="left"/>
    </style:style>
    <style:style style:name="Table10.A" style:family="table-column">
      <style:table-column-properties style:column-width="1.9118in"/>
    </style:style>
    <style:style style:name="Table10.B" style:family="table-column">
      <style:table-column-properties style:column-width="5.5222in"/>
    </style:style>
    <style:style style:name="Table10.A1" style:family="table-cell">
      <style:table-cell-properties style:vertical-align="middle" fo:padding="0.0194in" fo:border="none"/>
    </style:style>
    <style:style style:name="Table11" style:family="table">
      <style:table-properties style:width="7.434in" table:align="left"/>
    </style:style>
    <style:style style:name="Table11.A" style:family="table-column">
      <style:table-column-properties style:column-width="2.4306in"/>
    </style:style>
    <style:style style:name="Table11.B" style:family="table-column">
      <style:table-column-properties style:column-width="5.0035in"/>
    </style:style>
    <style:style style:name="Table11.A1" style:family="table-cell">
      <style:table-cell-properties style:vertical-align="middle" fo:padding="0.0194in" fo:border="none"/>
    </style:style>
    <style:style style:name="Table1" style:family="table">
      <style:table-properties style:width="6.1819in" table:align="left"/>
    </style:style>
    <style:style style:name="Table1.A" style:family="table-column">
      <style:table-column-properties style:column-width="1.084in"/>
    </style:style>
    <style:style style:name="Table1.B" style:family="table-column">
      <style:table-column-properties style:column-width="2.6931in"/>
    </style:style>
    <style:style style:name="Table1.C" style:family="table-column">
      <style:table-column-properties style:column-width="2.4049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6.2507in" table:align="left"/>
    </style:style>
    <style:style style:name="Table2.A" style:family="table-column">
      <style:table-column-properties style:column-width="2.384in"/>
    </style:style>
    <style:style style:name="Table2.B" style:family="table-column">
      <style:table-column-properties style:column-width="1.4618in"/>
    </style:style>
    <style:style style:name="Table2.C" style:family="table-column">
      <style:table-column-properties style:column-width="2.4049in"/>
    </style:style>
    <style:style style:name="Table2.A1" style:family="table-cell">
      <style:table-cell-properties style:vertical-align="middle" fo:padding="0.0194in" fo:border="none"/>
    </style:style>
    <style:style style:name="Table5" style:family="table">
      <style:table-properties style:width="5.9174in" table:align="left"/>
    </style:style>
    <style:style style:name="Table5.A" style:family="table-column">
      <style:table-column-properties style:column-width="0.9in"/>
    </style:style>
    <style:style style:name="Table5.B" style:family="table-column">
      <style:table-column-properties style:column-width="1.8076in"/>
    </style:style>
    <style:style style:name="Table5.C" style:family="table-column">
      <style:table-column-properties style:column-width="1.3049in"/>
    </style:style>
    <style:style style:name="Table5.D" style:family="table-column">
      <style:table-column-properties style:column-width="1.9049in"/>
    </style:style>
    <style:style style:name="Table5.A1" style:family="table-cell">
      <style:table-cell-properties style:vertical-align="middle" fo:padding="0.0194in" fo:border="none"/>
    </style:style>
    <style:style style:name="Table6" style:family="table">
      <style:table-properties style:width="7.434in" table:align="left"/>
    </style:style>
    <style:style style:name="Table6.A" style:family="table-column">
      <style:table-column-properties style:column-width="1.4in"/>
    </style:style>
    <style:style style:name="Table6.B" style:family="table-column">
      <style:table-column-properties style:column-width="1.6549in"/>
    </style:style>
    <style:style style:name="Table6.C" style:family="table-column">
      <style:table-column-properties style:column-width="2.2438in"/>
    </style:style>
    <style:style style:name="Table6.D" style:family="table-column">
      <style:table-column-properties style:column-width="2.1354in"/>
    </style:style>
    <style:style style:name="Table6.A1" style:family="table-cell">
      <style:table-cell-properties style:vertical-align="middle" fo:padding="0.0194in" fo:border="none"/>
    </style:style>
    <style:style style:name="Table7" style:family="table">
      <style:table-properties style:width="7.434in" table:align="left"/>
    </style:style>
    <style:style style:name="Table7.A" style:family="table-column">
      <style:table-column-properties style:column-width="1.7292in"/>
    </style:style>
    <style:style style:name="Table7.B" style:family="table-column">
      <style:table-column-properties style:column-width="1.4076in"/>
    </style:style>
    <style:style style:name="Table7.C" style:family="table-column">
      <style:table-column-properties style:column-width="2.409in"/>
    </style:style>
    <style:style style:name="Table7.D" style:family="table-column">
      <style:table-column-properties style:column-width="1.8882in"/>
    </style:style>
    <style:style style:name="Table7.A1" style:family="table-cell">
      <style:table-cell-properties style:vertical-align="middle" fo:padding="0.0194in" fo:border="none"/>
    </style:style>
    <style:style style:name="Table8" style:family="table">
      <style:table-properties style:width="5.375in" table:align="left"/>
    </style:style>
    <style:style style:name="Table8.A" style:family="table-column">
      <style:table-column-properties style:column-width="1.884in"/>
    </style:style>
    <style:style style:name="Table8.B" style:family="table-column">
      <style:table-column-properties style:column-width="3.491in"/>
    </style:style>
    <style:style style:name="Table8.A1" style:family="table-cell">
      <style:table-cell-properties style:vertical-align="middle" fo:padding="0.0194in" fo:border="none"/>
    </style:style>
    <style:style style:name="Table3" style:family="table">
      <style:table-properties style:width="7.434in" table:align="left"/>
    </style:style>
    <style:style style:name="Table3.A" style:family="table-column">
      <style:table-column-properties style:column-width="3.516in"/>
    </style:style>
    <style:style style:name="Table3.B" style:family="table-column">
      <style:table-column-properties style:column-width="3.9181in"/>
    </style:style>
    <style:style style:name="Table3.A1" style:family="table-cell">
      <style:table-cell-properties style:vertical-align="middle" fo:padding="0.0194in" fo:border="none"/>
    </style:style>
    <style:style style:name="Table4" style:family="table">
      <style:table-properties style:width="6.6313in" table:align="left"/>
    </style:style>
    <style:style style:name="Table4.A" style:family="table-column">
      <style:table-column-properties style:column-width="1.2278in"/>
    </style:style>
    <style:style style:name="Table4.B" style:family="table-column">
      <style:table-column-properties style:column-width="2.0472in"/>
    </style:style>
    <style:style style:name="Table4.C" style:family="table-column">
      <style:table-column-properties style:column-width="3.3563in"/>
    </style:style>
    <style:style style:name="Table4.A1" style:family="table-cell">
      <style:table-cell-properties style:vertical-align="middle" fo:padding="0.0194in" fo:border="none"/>
    </style:style>
    <style:style style:name="Table13" style:family="table">
      <style:table-properties style:width="7.434in" table:align="left"/>
    </style:style>
    <style:style style:name="Table13.A" style:family="table-column">
      <style:table-column-properties style:column-width="2.9in"/>
    </style:style>
    <style:style style:name="Table13.B" style:family="table-column">
      <style:table-column-properties style:column-width="2.1639in"/>
    </style:style>
    <style:style style:name="Table13.C" style:family="table-column">
      <style:table-column-properties style:column-width="2.3701in"/>
    </style:style>
    <style:style style:name="Table13.A1" style:family="table-cell">
      <style:table-cell-properties style:vertical-align="middle" fo:padding="0.0194in" fo:border="none"/>
    </style:style>
    <style:style style:name="P1" style:family="paragraph" style:parent-style-name="Standard">
      <style:text-properties officeooo:rsid="00136d4c" officeooo:paragraph-rsid="00136d4c"/>
    </style:style>
    <style:style style:name="P2" style:family="paragraph" style:parent-style-name="Preformatted_20_Text">
      <style:paragraph-properties fo:margin-top="0in" fo:margin-bottom="0.1965in" style:contextual-spacing="false"/>
    </style:style>
    <style:style style:name="P3" style:family="paragraph" style:parent-style-name="Table_20_Contents">
      <style:text-properties fo:font-size="2pt" style:font-size-asian="2pt" style:font-size-complex="2pt"/>
    </style:style>
    <style:style style:name="P4" style:family="paragraph" style:parent-style-name="Horizontal_20_Line">
      <style:text-properties officeooo:rsid="002f10a2"/>
    </style:style>
    <style:style style:name="P5" style:family="paragraph" style:parent-style-name="Heading_20_2">
      <style:paragraph-properties fo:margin-top="0in" fo:margin-bottom="0in" style:contextual-spacing="false" fo:text-align="center" style:justify-single-word="false"/>
      <style:text-properties officeooo:rsid="002f10a2" officeooo:paragraph-rsid="002f10a2"/>
    </style:style>
    <style:style style:name="P6" style:family="paragraph" style:parent-style-name="Heading_20_2">
      <style:paragraph-properties fo:margin-top="0in" fo:margin-bottom="0in" style:contextual-spacing="false" fo:text-align="center" style:justify-single-word="false"/>
      <style:text-properties officeooo:rsid="002f10a2" officeooo:paragraph-rsid="0030f6f7"/>
    </style:style>
    <style:style style:name="P7" style:family="paragraph" style:parent-style-name="Text_20_body">
      <style:paragraph-properties fo:margin-top="0in" fo:margin-bottom="0in" style:contextual-spacing="false" fo:text-align="center" style:justify-single-word="false"/>
      <style:text-properties officeooo:rsid="002f10a2" officeooo:paragraph-rsid="0030f6f7"/>
    </style:style>
    <style:style style:name="P8" style:family="paragraph" style:parent-style-name="Heading_20_2">
      <style:paragraph-properties fo:margin-top="0in" fo:margin-bottom="0in" style:contextual-spacing="false" fo:text-align="center" style:justify-single-word="false"/>
      <style:text-properties officeooo:rsid="002f10a2" officeooo:paragraph-rsid="0032eb7a"/>
    </style:style>
    <style:style style:name="P9" style:family="paragraph" style:parent-style-name="Text_20_body">
      <style:paragraph-properties fo:margin-top="0in" fo:margin-bottom="0in" style:contextual-spacing="false" fo:text-align="center" style:justify-single-word="false"/>
      <style:text-properties officeooo:rsid="002f10a2" officeooo:paragraph-rsid="0032eb7a"/>
    </style:style>
    <style:style style:name="P10" style:family="paragraph" style:parent-style-name="Heading_20_2">
      <style:paragraph-properties fo:margin-top="0in" fo:margin-bottom="0in" style:contextual-spacing="false" fo:text-align="center" style:justify-single-word="false"/>
      <style:text-properties officeooo:rsid="002f10a2" officeooo:paragraph-rsid="0034655e"/>
    </style:style>
    <style:style style:name="P11" style:family="paragraph" style:parent-style-name="Text_20_body">
      <style:paragraph-properties fo:margin-top="0in" fo:margin-bottom="0in" style:contextual-spacing="false" fo:text-align="center" style:justify-single-word="false"/>
      <style:text-properties officeooo:rsid="002f10a2" officeooo:paragraph-rsid="0034655e"/>
    </style:style>
    <style:style style:name="P12" style:family="paragraph" style:parent-style-name="Heading_20_2">
      <style:paragraph-properties fo:margin-top="0in" fo:margin-bottom="0in" style:contextual-spacing="false" fo:text-align="center" style:justify-single-word="false"/>
      <style:text-properties officeooo:rsid="002f10a2" officeooo:paragraph-rsid="003ad22f"/>
    </style:style>
    <style:style style:name="P13" style:family="paragraph" style:parent-style-name="Text_20_body">
      <style:text-properties officeooo:rsid="002f10a2" officeooo:paragraph-rsid="002f10a2"/>
    </style:style>
    <style:style style:name="P14" style:family="paragraph" style:parent-style-name="Text_20_body">
      <style:paragraph-properties fo:margin-top="0in" fo:margin-bottom="0in" style:contextual-spacing="false" fo:text-align="start" style:justify-single-word="false"/>
      <style:text-properties officeooo:rsid="002f10a2" officeooo:paragraph-rsid="002f10a2"/>
    </style:style>
    <style:style style:name="P15" style:family="paragraph" style:parent-style-name="Text_20_body">
      <style:paragraph-properties fo:margin-top="0in" fo:margin-bottom="0in" style:contextual-spacing="false" fo:text-align="start" style:justify-single-word="false"/>
      <style:text-properties officeooo:rsid="002f10a2" officeooo:paragraph-rsid="0034655e"/>
    </style:style>
    <style:style style:name="P16" style:family="paragraph" style:parent-style-name="Heading_20_2">
      <style:paragraph-properties fo:margin-top="0in" fo:margin-bottom="0in" style:contextual-spacing="false" fo:text-align="center" style:justify-single-word="false"/>
      <style:text-properties officeooo:rsid="002f10a2" officeooo:paragraph-rsid="003dc6bf"/>
    </style:style>
    <style:style style:name="P17" style:family="paragraph" style:parent-style-name="Heading_20_2">
      <style:paragraph-properties fo:margin-top="0in" fo:margin-bottom="0in" style:contextual-spacing="false" fo:text-align="start" style:justify-single-word="false"/>
      <style:text-properties officeooo:rsid="002f10a2" officeooo:paragraph-rsid="003ad22f"/>
    </style:style>
    <style:style style:name="P18" style:family="paragraph" style:parent-style-name="Heading_20_2">
      <style:paragraph-properties fo:margin-top="0in" fo:margin-bottom="0in" style:contextual-spacing="false" fo:text-align="center" style:justify-single-word="false"/>
      <style:text-properties officeooo:paragraph-rsid="003ad22f"/>
    </style:style>
    <style:style style:name="P19" style:family="paragraph" style:parent-style-name="Preformatted_20_Text" style:list-style-name="L56">
      <style:paragraph-properties fo:margin-top="0in" fo:margin-bottom="0.1965in" style:contextual-spacing="false"/>
    </style:style>
    <style:style style:name="P20" style:family="paragraph" style:parent-style-name="Preformatted_20_Text">
      <style:paragraph-properties fo:margin-top="0in" fo:margin-bottom="0.1965in" style:contextual-spacing="false"/>
    </style:style>
    <style:style style:name="P21" style:family="paragraph" style:parent-style-name="Preformatted_20_Text" style:list-style-name="L61">
      <style:paragraph-properties fo:margin-top="0in" fo:margin-bottom="0.1965in" style:contextual-spacing="false"/>
    </style:style>
    <style:style style:name="P22" style:family="paragraph" style:parent-style-name="Text_20_body" style:list-style-name="L1"/>
    <style:style style:name="P23" style:family="paragraph" style:parent-style-name="Text_20_body" style:list-style-name="L2"/>
    <style:style style:name="P24" style:family="paragraph" style:parent-style-name="Text_20_body" style:list-style-name="L3"/>
    <style:style style:name="P25" style:family="paragraph" style:parent-style-name="Text_20_body" style:list-style-name="L4"/>
    <style:style style:name="P26" style:family="paragraph" style:parent-style-name="Text_20_body" style:list-style-name="L5"/>
    <style:style style:name="P27" style:family="paragraph" style:parent-style-name="Text_20_body" style:list-style-name="L6"/>
    <style:style style:name="P28" style:family="paragraph" style:parent-style-name="Text_20_body" style:list-style-name="L7"/>
    <style:style style:name="P29" style:family="paragraph" style:parent-style-name="Text_20_body" style:list-style-name="L8"/>
    <style:style style:name="P30" style:family="paragraph" style:parent-style-name="Text_20_body" style:list-style-name="L9"/>
    <style:style style:name="P31" style:family="paragraph" style:parent-style-name="Text_20_body" style:list-style-name="L10"/>
    <style:style style:name="P32" style:family="paragraph" style:parent-style-name="Text_20_body" style:list-style-name="L11"/>
    <style:style style:name="P33" style:family="paragraph" style:parent-style-name="Text_20_body" style:list-style-name="L12"/>
    <style:style style:name="P34" style:family="paragraph" style:parent-style-name="Text_20_body" style:list-style-name="L13"/>
    <style:style style:name="P35" style:family="paragraph" style:parent-style-name="Text_20_body" style:list-style-name="L14"/>
    <style:style style:name="P36" style:family="paragraph" style:parent-style-name="Text_20_body" style:list-style-name="L15"/>
    <style:style style:name="P37" style:family="paragraph" style:parent-style-name="Text_20_body" style:list-style-name="L16"/>
    <style:style style:name="P38" style:family="paragraph" style:parent-style-name="Text_20_body" style:list-style-name="L17"/>
    <style:style style:name="P39" style:family="paragraph" style:parent-style-name="Text_20_body" style:list-style-name="L18"/>
    <style:style style:name="P40" style:family="paragraph" style:parent-style-name="Text_20_body" style:list-style-name="L19"/>
    <style:style style:name="P41" style:family="paragraph" style:parent-style-name="Text_20_body" style:list-style-name="L20"/>
    <style:style style:name="P42" style:family="paragraph" style:parent-style-name="Text_20_body" style:list-style-name="L21"/>
    <style:style style:name="P43" style:family="paragraph" style:parent-style-name="Text_20_body" style:list-style-name="L22"/>
    <style:style style:name="P44" style:family="paragraph" style:parent-style-name="Text_20_body" style:list-style-name="L23"/>
    <style:style style:name="P45" style:family="paragraph" style:parent-style-name="Text_20_body" style:list-style-name="L24"/>
    <style:style style:name="P46" style:family="paragraph" style:parent-style-name="Text_20_body" style:list-style-name="L25"/>
    <style:style style:name="P47" style:family="paragraph" style:parent-style-name="Text_20_body" style:list-style-name="L26"/>
    <style:style style:name="P48" style:family="paragraph" style:parent-style-name="Text_20_body" style:list-style-name="L27"/>
    <style:style style:name="P49" style:family="paragraph" style:parent-style-name="Text_20_body" style:list-style-name="L28"/>
    <style:style style:name="P50" style:family="paragraph" style:parent-style-name="Text_20_body" style:list-style-name="L29"/>
    <style:style style:name="P51" style:family="paragraph" style:parent-style-name="Text_20_body" style:list-style-name="L30"/>
    <style:style style:name="P52" style:family="paragraph" style:parent-style-name="Text_20_body" style:list-style-name="L31"/>
    <style:style style:name="P53" style:family="paragraph" style:parent-style-name="Text_20_body" style:list-style-name="L32"/>
    <style:style style:name="P54" style:family="paragraph" style:parent-style-name="Text_20_body" style:list-style-name="L33"/>
    <style:style style:name="P55" style:family="paragraph" style:parent-style-name="Text_20_body" style:list-style-name="L34"/>
    <style:style style:name="P56" style:family="paragraph" style:parent-style-name="Text_20_body" style:list-style-name="L35"/>
    <style:style style:name="P57" style:family="paragraph" style:parent-style-name="Text_20_body" style:list-style-name="L36"/>
    <style:style style:name="P58" style:family="paragraph" style:parent-style-name="Text_20_body" style:list-style-name="L37"/>
    <style:style style:name="P59" style:family="paragraph" style:parent-style-name="Text_20_body" style:list-style-name="L38"/>
    <style:style style:name="P60" style:family="paragraph" style:parent-style-name="Text_20_body" style:list-style-name="L39"/>
    <style:style style:name="P61" style:family="paragraph" style:parent-style-name="Text_20_body" style:list-style-name="L40"/>
    <style:style style:name="P62" style:family="paragraph" style:parent-style-name="Text_20_body" style:list-style-name="L41"/>
    <style:style style:name="P63" style:family="paragraph" style:parent-style-name="Text_20_body" style:list-style-name="L42"/>
    <style:style style:name="P64" style:family="paragraph" style:parent-style-name="Text_20_body" style:list-style-name="L43"/>
    <style:style style:name="P65" style:family="paragraph" style:parent-style-name="Text_20_body" style:list-style-name="L44"/>
    <style:style style:name="P66" style:family="paragraph" style:parent-style-name="Text_20_body" style:list-style-name="L45"/>
    <style:style style:name="P67" style:family="paragraph" style:parent-style-name="Text_20_body" style:list-style-name="L46"/>
    <style:style style:name="P68" style:family="paragraph" style:parent-style-name="Text_20_body" style:list-style-name="L47"/>
    <style:style style:name="P69" style:family="paragraph" style:parent-style-name="Text_20_body" style:list-style-name="L48"/>
    <style:style style:name="P70" style:family="paragraph" style:parent-style-name="Text_20_body" style:list-style-name="L49"/>
    <style:style style:name="P71" style:family="paragraph" style:parent-style-name="Text_20_body" style:list-style-name="L50"/>
    <style:style style:name="P72" style:family="paragraph" style:parent-style-name="Text_20_body" style:list-style-name="L51"/>
    <style:style style:name="P73" style:family="paragraph" style:parent-style-name="Text_20_body" style:list-style-name="L52"/>
    <style:style style:name="P74" style:family="paragraph" style:parent-style-name="Text_20_body" style:list-style-name="L53"/>
    <style:style style:name="P75" style:family="paragraph" style:parent-style-name="Text_20_body" style:list-style-name="L54"/>
    <style:style style:name="P76" style:family="paragraph" style:parent-style-name="Text_20_body" style:list-style-name="L55"/>
    <style:style style:name="P77" style:family="paragraph" style:parent-style-name="Text_20_body" style:list-style-name="L56"/>
    <style:style style:name="P78" style:family="paragraph" style:parent-style-name="Text_20_body" style:list-style-name="L57"/>
    <style:style style:name="P79" style:family="paragraph" style:parent-style-name="Text_20_body" style:list-style-name="L58"/>
    <style:style style:name="P80" style:family="paragraph" style:parent-style-name="Text_20_body" style:list-style-name="L59"/>
    <style:style style:name="P81" style:family="paragraph" style:parent-style-name="Text_20_body" style:list-style-name="L60"/>
    <style:style style:name="P82" style:family="paragraph" style:parent-style-name="Text_20_body">
      <style:paragraph-properties fo:margin-top="0in" fo:margin-bottom="0in" style:contextual-spacing="false" fo:text-align="center" style:justify-single-word="false"/>
      <style:text-properties officeooo:rsid="002f10a2" officeooo:paragraph-rsid="003dc6bf"/>
    </style:style>
    <style:style style:name="P83" style:family="paragraph" style:parent-style-name="Text_20_body" style:list-style-name="L61"/>
    <style:style style:name="P84" style:family="paragraph" style:parent-style-name="Text_20_body" style:list-style-name="L62"/>
    <style:style style:name="P85" style:family="paragraph" style:parent-style-name="Text_20_body" style:list-style-name="L63"/>
    <style:style style:name="P86" style:family="paragraph" style:parent-style-name="Text_20_body" style:list-style-name="L64"/>
    <style:style style:name="P87" style:family="paragraph" style:parent-style-name="Text_20_body" style:list-style-name="L65"/>
    <style:style style:name="P88" style:family="paragraph" style:parent-style-name="Text_20_body" style:list-style-name="L66"/>
    <style:style style:name="P89" style:family="paragraph" style:parent-style-name="Text_20_body" style:list-style-name="L66">
      <style:text-properties officeooo:paragraph-rsid="003dc6bf"/>
    </style:style>
    <style:style style:name="T1" style:family="text">
      <style:text-properties officeooo:rsid="002f10a2"/>
    </style:style>
    <style:style style:name="T2" style:family="text">
      <style:text-properties officeooo:rsid="003dc6bf"/>
    </style:style>
    <style:style style:name="T3" style:family="text"/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number text:level="1" text:style-name="Numbering_20_Symbols" loext:num-list-format="%1%." style:num-suffix="." style:num-format="1" text:start-value="5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">
      <text:list-level-style-number text:level="1" text:style-name="Numbering_20_Symbols" loext:num-list-format="%1%." style:num-suffix="." style:num-format="1" text:start-value="10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">
      <text:list-level-style-number text:level="1" text:style-name="Numbering_20_Symbols" loext:num-list-format="%1%." style:num-suffix="." style:num-format="1" text:start-value="13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5">
      <text:list-level-style-number text:level="1" text:style-name="Numbering_20_Symbols" loext:num-list-format="%1%." style:num-suffix="." style:num-format="1" text:start-value="15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6">
      <text:list-level-style-number text:level="1" text:style-name="Numbering_20_Symbols" loext:num-list-format="%1%." style:num-suffix="." style:num-format="1" text:start-value="18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8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9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8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9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5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8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6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6" text:outline-level="2">******************************************************</text:h>
      <text:h text:style-name="P16" text:outline-level="2">******************************************************</text:h>
      <text:h text:style-name="P16" text:outline-level="2">******************************************************</text:h>
      <text:h text:style-name="P16" text:outline-level="2">******************************************************</text:h>
      <text:p text:style-name="P82"/>
      <text:h text:style-name="P16" text:outline-level="2">******************************************************</text:h>
      <text:h text:style-name="P16" text:outline-level="2">******************************************************</text:h>
      <text:h text:style-name="P16" text:outline-level="2">******************************************************</text:h>
      <text:h text:style-name="P16" text:outline-level="2">******************************************************</text:h>
      <text:p text:style-name="P82"/>
      <text:h text:style-name="P16" text:outline-level="2">******************************************************</text:h>
      <text:h text:style-name="P16" text:outline-level="2">******************************************************</text:h>
      <text:h text:style-name="P16" text:outline-level="2">******************************************************</text:h>
      <text:h text:style-name="P16" text:outline-level="2">******************************************************</text:h>
      <text:p text:style-name="P82"/>
      <text:h text:style-name="P16" text:outline-level="2">******************************************************</text:h>
      <text:h text:style-name="P16" text:outline-level="2">******************************************************</text:h>
      <text:h text:style-name="P16" text:outline-level="2">************ <text:span text:style-name="T2">project asDemo12Timer </text:span>********************</text:h>
      <text:h text:style-name="P16" text:outline-level="2">******************************************************</text:h>
      <text:h text:style-name="Heading_20_2" text:outline-level="2">📌 <text:span text:style-name="Strong_20_Emphasis">Що відбувається у твоєму коді:</text:span></text:h>
      <text:p text:style-name="Text_20_body">У тебе є:</text:p>
      <text:list text:style-name="L64">
        <text:list-item>
          <text:p text:style-name="P86"><text:span text:style-name="Strong_20_Emphasis"><text:span text:style-name="Source_20_Text">MainActivity</text:span></text:span>, яка реалізує <text:span text:style-name="Source_20_Text">SharedPreferences.OnSharedPreferenceChangeListener</text:span></text:p>
        </text:list-item>
        <text:list-item>
          <text:p text:style-name="P86"><text:span text:style-name="Strong_20_Emphasis"><text:span text:style-name="Source_20_Text">SettingsActivity</text:span></text:span> (у якій, імовірно, є фрагмент з <text:span text:style-name="Source_20_Text">EditTextPreference</text:span> — тобто <text:span text:style-name="Strong_20_Emphasis">екран налаштувань</text:span>)</text:p>
        </text:list-item>
        <text:list-item>
          <text:p text:style-name="P86">І обидві активності використовують <text:span text:style-name="Strong_20_Emphasis">один і той самий </text:span><text:span text:style-name="Strong_20_Emphasis"><text:span text:style-name="Source_20_Text">SharedPreferences</text:span></text:span><text:span text:style-name="Strong_20_Emphasis"> файл</text:span>:<text:line-break/><text:span text:style-name="Source_20_Text">PreferenceManager.getDefaultSharedPreferences(...)</text:span></text:p>
        </text:list-item>
      </text:list>
      <text:p text:style-name="Horizontal_20_Line"/>
      <text:h text:style-name="Heading_20_2" text:outline-level="2">✅ <text:span text:style-name="Strong_20_Emphasis">Тому коли ти змінюєш значення в </text:span><text:span text:style-name="Strong_20_Emphasis"><text:span text:style-name="Source_20_Text">SettingsActivity</text:span></text:span><text:span text:style-name="Strong_20_Emphasis"> — наприклад, значення EditTextPreference</text:span>:</text:h>
      <text:list text:style-name="L65">
        <text:list-item>
          <text:p text:style-name="P87">Значення зберігається у <text:span text:style-name="Source_20_Text">SharedPreferences</text:span></text:p>
        </text:list-item>
        <text:list-item>
          <text:p text:style-name="P87">В цей час твій слухач у <text:span text:style-name="Source_20_Text">MainActivity</text:span> (який був <text:span text:style-name="Strong_20_Emphasis">зареєстрований через</text:span> <text:span text:style-name="Source_20_Text">registerOnSharedPreferenceChangeListener</text:span>) отримує callback <text:span text:style-name="Source_20_Text">onSharedPreferenceChanged(...)</text:span></text:p>
        </text:list-item>
        <text:list-item>
          <text:p text:style-name="P87">І ти правильно обробляєш зміну ключа <text:span text:style-name="Source_20_Text">"default_interval"</text:span> — одразу оновлюючи прогресбар.</text:p>
        </text:list-item>
      </text:list>
      <text:p text:style-name="Horizontal_20_Line"/>
      <text:h text:style-name="Heading_20_2" text:outline-level="2"><text:soft-page-break/>📦 Отже, відповідь на твоє питання:</text:h>
      <text:p text:style-name="Quotations">Чому <text:span text:style-name="Source_20_Text">onSharedPreferenceChanged</text:span> у <text:span text:style-name="Source_20_Text">MainActivity</text:span> спрацьовує, хоча значення змінюється у <text:span text:style-name="Source_20_Text">SettingsActivity</text:span>?</text:p>
      <text:p text:style-name="Text_20_body">✅ Тому що <text:span text:style-name="Strong_20_Emphasis">обидві активності працюють з одним і тим самим файлом SharedPreferences</text:span>, і <text:span text:style-name="Strong_20_Emphasis">слухач в </text:span><text:span text:style-name="Strong_20_Emphasis"><text:span text:style-name="Source_20_Text">MainActivity</text:span></text:span><text:span text:style-name="Strong_20_Emphasis"> був зареєстрований</text:span>, тому він отримує всі зміни в режимі реального часу, навіть якщо зміна сталася у зовсім іншій активності.</text:p>
      <text:p text:style-name="Horizontal_20_Line"/>
      <text:h text:style-name="Heading_20_2" text:outline-level="2">📘 Додатково:</text:h>
      <text:list text:style-name="L66">
        <text:list-item>
          <text:p text:style-name="P88">Це <text:span text:style-name="Strong_20_Emphasis">чудовий спосіб синхронізувати</text:span> налаштування між різними екранами твого застосунку.</text:p>
        </text:list-item>
        <text:list-item>
          <text:p text:style-name="P89">Якщо хочеш, щоб деякі слухачі не "реагували" на зміни з інших екранів — потрібно реалізовувати <text:span text:style-name="Strong_20_Emphasis">окремі SharedPreferences файли</text:span> (із власною назвою замість <text:span text:style-name="Source_20_Text">getDefaultSharedPreferences()</text:span>).</text:p>
        </text:list-item>
      </text:list>
      <text:h text:style-name="P17" text:outline-level="2">******************************************************</text:h>
      <text:h text:style-name="P17" text:outline-level="2">******************************************************</text:h>
      <text:h text:style-name="P17" text:outline-level="2">******************************************************</text:h>
      <text:h text:style-name="P17" text:outline-level="2">******************************************************</text:h>
      <text:h text:style-name="Heading_20_2" text:outline-level="2">✅ Що таке SharedPreferences файл?</text:h>
      <text:p text:style-name="Text_20_body"><text:span text:style-name="Strong_20_Emphasis"><text:span text:style-name="Source_20_Text">SharedPreferences</text:span></text:span> — це механізм Android для <text:span text:style-name="Strong_20_Emphasis">зберігання простих даних у вигляді пар "ключ–значення"</text:span> (наприклад, <text:span text:style-name="Source_20_Text">"userName" → "John"</text:span>, <text:span text:style-name="Source_20_Text">"volumeLevel" → 5</text:span> тощо).</text:p>
      <text:p text:style-name="Text_20_body">Коли ти використовуєш:</text:p>
      <text:p text:style-name="P2"><text:span text:style-name="Source_20_Text">SharedPreferences prefs = PreferenceManager.getDefaultSharedPreferences(context);</text:span></text:p>
      <text:p text:style-name="Text_20_body">або:</text:p>
      <text:p text:style-name="P2"><text:span text:style-name="Source_20_Text">SharedPreferences prefs = context.getSharedPreferences("myFileName", MODE_PRIVATE);</text:span></text:p>
      <text:p text:style-name="Text_20_body">Android створює <text:span text:style-name="Strong_20_Emphasis">файл XML</text:span> у внутрішній памʼяті пристрою.</text:p>
      <text:p text:style-name="Horizontal_20_Line"/>
      <text:h text:style-name="Heading_20_2" text:outline-level="2">📂 Де фізично знаходяться ці файли?</text:h>
      <text:p text:style-name="Text_20_body">SharedPreferences-файли зберігаються тут:</text:p>
      <text:p text:style-name="P2"><text:span text:style-name="Source_20_Text">/data/data/ІМʼЯ_ПАКЕТУ/shared_prefs/</text:span></text:p>
      <text:h text:style-name="Heading_20_3" text:outline-level="3">Наприклад:</text:h>
      <text:p text:style-name="P2"><text:span text:style-name="Source_20_Text">/data/data/com.example.myapp/shared_prefs/myFileName.xml</text:span></text:p>
      <text:p text:style-name="Text_20_body">Це <text:span text:style-name="Strong_20_Emphasis">внутрішнє сховище</text:span> Android-застосунку (internal storage), і туди <text:span text:style-name="Strong_20_Emphasis">не має доступу жодна інша програма</text:span>.<text:line-break/>Файл виглядає як звичайний XML-документ.</text:p>
      <text:p text:style-name="Horizontal_20_Line"/>
      <text:h text:style-name="Heading_20_2" text:outline-level="2"><text:soft-page-break/>🔧 Як його переглянути?</text:h>
      <text:p text:style-name="Text_20_body">Якщо ти використовуєш <text:span text:style-name="Strong_20_Emphasis">Android Studio</text:span>:</text:p>
      <text:list text:style-name="L61">
        <text:list-item>
          <text:p text:style-name="P83">Запусти свій додаток на <text:span text:style-name="Strong_20_Emphasis">емуляторі</text:span> або <text:span text:style-name="Strong_20_Emphasis">реальному пристрої (з root-доступом)</text:span></text:p>
        </text:list-item>
        <text:list-item>
          <text:p text:style-name="P83">В Android Studio відкрий <text:span text:style-name="Strong_20_Emphasis">Device File Explorer</text:span></text:p>
          <text:list>
            <text:list-item>
              <text:p text:style-name="P83"><text:span text:style-name="Source_20_Text">View &gt; Tool Windows &gt; Device File Explorer</text:span></text:p>
            </text:list-item>
          </text:list>
        </text:list-item>
        <text:list-item>
          <text:p text:style-name="P83">Знайди папку:</text:p>
          <text:p text:style-name="P21"><text:span text:style-name="Source_20_Text">/data/data/your.package.name/shared_prefs/</text:span></text:p>
        </text:list-item>
        <text:list-item>
          <text:p text:style-name="P83">Там буде XML-файл, який відповідає імені, яке ти задав у <text:span text:style-name="Source_20_Text">getSharedPreferences("імʼя", ...)</text:span></text:p>
        </text:list-item>
      </text:list>
      <text:p text:style-name="Quotations">⚠️ Якщо ти використовуєш <text:span text:style-name="Source_20_Text">getDefaultSharedPreferences(context)</text:span>, то файл називається:</text:p>
      <text:p text:style-name="P2"><text:span text:style-name="Source_20_Text">your.package.name_preferences.xml</text:span></text:p>
      <text:p text:style-name="Horizontal_20_Line"/>
      <text:h text:style-name="Heading_20_2" text:outline-level="2">🧠 Чому важливо знати про ці файли?</text:h>
      <text:list text:style-name="L62">
        <text:list-item>
          <text:p text:style-name="P84">Іноді зручно <text:span text:style-name="Strong_20_Emphasis">очистити</text:span> ці файли або <text:span text:style-name="Strong_20_Emphasis">перевірити</text:span>, чи правильно зберігаються дані</text:p>
        </text:list-item>
        <text:list-item>
          <text:p text:style-name="P84">Можеш вручну відредагувати або переглянути значення (наприклад, коли відлагоджуєш застосунок)</text:p>
        </text:list-item>
        <text:list-item>
          <text:p text:style-name="P84">При видаленні програми ці файли автоматично зникають</text:p>
        </text:list-item>
      </text:list>
      <text:p text:style-name="Horizontal_20_Line"/>
      <text:h text:style-name="Heading_20_2" text:outline-level="2">🔒 Безпека</text:h>
      <text:list text:style-name="L63">
        <text:list-item>
          <text:p text:style-name="P85">Ці файли доступні <text:span text:style-name="Strong_20_Emphasis">лише твоєму додатку</text:span></text:p>
        </text:list-item>
        <text:list-item>
          <text:p text:style-name="P85">Якщо використовуєш <text:span text:style-name="Source_20_Text">MODE_PRIVATE</text:span> (за замовчуванням) — ніхто інший не зможе їх прочитати</text:p>
        </text:list-item>
      </text:list>
      <text:p text:style-name="Horizontal_20_Line"/>
      <text:h text:style-name="Heading_20_2" text:outline-level="2">📝 Підсумок</text:h>
      <table:table table:name="Table13" table:style-name="Table13">
        <table:table-column table:style-name="Table13.A"/>
        <table:table-column table:style-name="Table13.B"/>
        <table:table-column table:style-name="Table13.C"/>
        <table:table-header-rows>
          <table:table-row>
            <table:table-cell table:style-name="Table13.A1" office:value-type="string">
              <text:p text:style-name="Table_20_Heading">Метод</text:p>
            </table:table-cell>
            <table:table-cell table:style-name="Table13.A1" office:value-type="string">
              <text:p text:style-name="Table_20_Heading">Імʼя файлу</text:p>
            </table:table-cell>
            <table:table-cell table:style-name="Table13.A1" office:value-type="string">
              <text:p text:style-name="Table_20_Heading">Місце зберігання</text:p>
            </table:table-cell>
          </table:table-row>
        </table:table-header-rows>
        <table:table-row>
          <table:table-cell table:style-name="Table13.A1" office:value-type="string">
            <text:p text:style-name="Table_20_Contents"><text:span text:style-name="Source_20_Text">getSharedPreferences("myFile", …)</text:span></text:p>
          </table:table-cell>
          <table:table-cell table:style-name="Table13.A1" office:value-type="string">
            <text:p text:style-name="Table_20_Contents"><text:span text:style-name="Source_20_Text">myFile.xml</text:span></text:p>
          </table:table-cell>
          <table:table-cell table:style-name="Table13.A1" office:value-type="string">
            <text:p text:style-name="Table_20_Contents"><text:span text:style-name="Source_20_Text">/data/data/your.package.name/shared_prefs/</text:span></text:p>
          </table:table-cell>
        </table:table-row>
        <table:table-row>
          <table:table-cell table:style-name="Table13.A1" office:value-type="string">
            <text:p text:style-name="Table_20_Contents"><text:span text:style-name="Source_20_Text">getDefaultSharedPreferences()</text:span></text:p>
          </table:table-cell>
          <table:table-cell table:style-name="Table13.A1" office:value-type="string">
            <text:p text:style-name="Table_20_Contents"><text:span text:style-name="Source_20_Text">your.package.name_preferences.xml</text:span></text:p>
          </table:table-cell>
          <table:table-cell table:style-name="Table13.A1" office:value-type="string">
            <text:p text:style-name="Table_20_Contents"><text:span text:style-name="Source_20_Text">/data/data/your.package.name/shared_prefs/</text:span></text:p>
          </table:table-cell>
        </table:table-row>
      </table:table>
      <text:p text:style-name="Horizontal_20_Line"/>
      <text:h text:style-name="P18" text:outline-level="2"><text:soft-page-break/><text:span text:style-name="T1">******************************************************</text:span></text:h>
      <text:h text:style-name="P12" text:outline-level="2">******************************************************</text:h>
      <text:h text:style-name="P12" text:outline-level="2">******************************************************</text:h>
      <text:h text:style-name="P12" text:outline-level="2">******************************************************</text:h>
      <text:p text:style-name="P11">Ось <text:span text:style-name="Strong_20_Emphasis">готовий список інструментів для інді-розробника на Java + LibGDX</text:span>, щоб зібрати робоче середовище та не мучитися з пошуком потрібних програм:</text:p>
      <text:p text:style-name="Horizontal_20_Line"/>
      <text:h text:style-name="Heading_20_2" text:outline-level="2"><text:span text:style-name="Strong_20_Emphasis">Основні інструменти</text:span></text:h>
      <text:list text:style-name="L1">
        <text:list-item>
          <text:p text:style-name="P22"><text:span text:style-name="Strong_20_Emphasis">Java (JDK 17 або вище)</text:span> – основна мова, на якій пишеться код.</text:p>
        </text:list-item>
        <text:list-item>
          <text:p text:style-name="P22"><text:span text:style-name="Strong_20_Emphasis">LibGDX</text:span> – фреймворк для створення 2D/3D ігор (має підтримку Android, Desktop і HTML5).</text:p>
        </text:list-item>
        <text:list-item>
          <text:p text:style-name="P22"><text:span text:style-name="Strong_20_Emphasis">Android Studio</text:span> – IDE для Android-збірок і тестування (одночасно можна працювати як із Desktop-версією).</text:p>
        </text:list-item>
        <text:list-item>
          <text:p text:style-name="P22"><text:span text:style-name="Strong_20_Emphasis">Blender</text:span> – для створення 3D-моделей, анімацій, текстур (добре інтегрується з LibGDX через формати g3db/g3dj або GLTF).</text:p>
        </text:list-item>
      </text:list>
      <text:p text:style-name="Horizontal_20_Line"/>
      <text:h text:style-name="Heading_20_2" text:outline-level="2"><text:span text:style-name="Strong_20_Emphasis">Графіка і ресурси</text:span></text:h>
      <text:list text:style-name="L2">
        <text:list-item>
          <text:p text:style-name="P23"><text:span text:style-name="Strong_20_Emphasis">GIMP</text:span> (безкоштовний аналог Photoshop) – для створення і редагування 2D-текстур і UI.</text:p>
        </text:list-item>
        <text:list-item>
          <text:p text:style-name="P23"><text:span text:style-name="Strong_20_Emphasis">Krita</text:span> – зручна для малювання спрайтів і фонів (особливо 2D).</text:p>
        </text:list-item>
        <text:list-item>
          <text:p text:style-name="P23"><text:span text:style-name="Strong_20_Emphasis">Inkscape</text:span> – для векторної графіки (іконки, кнопки, шрифти).</text:p>
        </text:list-item>
        <text:list-item>
          <text:p text:style-name="P23"><text:span text:style-name="Strong_20_Emphasis">TexturePacker</text:span> – для пакування спрайтів у атласи (LibGDX вміє працювати з ними напряму).</text:p>
        </text:list-item>
        <text:list-item>
          <text:p text:style-name="P23"><text:span text:style-name="Strong_20_Emphasis">Aseprite</text:span> (платний) – якщо хочеш робити піксельну анімацію (популярний серед інді-розробників).</text:p>
        </text:list-item>
      </text:list>
      <text:p text:style-name="Horizontal_20_Line"/>
      <text:h text:style-name="Heading_20_2" text:outline-level="2"><text:span text:style-name="Strong_20_Emphasis">Звук і музика</text:span></text:h>
      <text:list text:style-name="L3">
        <text:list-item>
          <text:p text:style-name="P24"><text:span text:style-name="Strong_20_Emphasis">Audacity</text:span> – запис, обрізка і обробка звукових ефектів.</text:p>
        </text:list-item>
        <text:list-item>
          <text:p text:style-name="P24"><text:span text:style-name="Strong_20_Emphasis">Bfxr</text:span> – генератор простих ефектів (вибухи, постріли, ретро-звуки).</text:p>
        </text:list-item>
        <text:list-item>
          <text:p text:style-name="P24"><text:span text:style-name="Strong_20_Emphasis">LMMS</text:span> (безкоштовно) або <text:span text:style-name="Strong_20_Emphasis">FL Studio (платно)</text:span> – створення музики і саундтреків.</text:p>
        </text:list-item>
      </text:list>
      <text:p text:style-name="Horizontal_20_Line"/>
      <text:h text:style-name="Heading_20_2" text:outline-level="2"><text:span text:style-name="Strong_20_Emphasis">Рівні, карти та інтерфейс</text:span></text:h>
      <text:list text:style-name="L4">
        <text:list-item>
          <text:p text:style-name="P25"><text:span text:style-name="Strong_20_Emphasis">Tiled Map Editor</text:span> – створення тайлових карт (рівнів) для 2D-ігор.</text:p>
        </text:list-item>
        <text:list-item>
          <text:p text:style-name="P25"><text:span text:style-name="Strong_20_Emphasis">Scene2D UI (LibGDX модуль)</text:span> – готовий інструмент для створення меню, HUD та інтерфейсу.</text:p>
        </text:list-item>
      </text:list>
      <text:p text:style-name="Horizontal_20_Line"/>
      <text:h text:style-name="Heading_20_2" text:outline-level="2"><text:span text:style-name="Strong_20_Emphasis">Керування проєктом і версіями</text:span></text:h>
      <text:list text:style-name="L5">
        <text:list-item>
          <text:p text:style-name="P26"><text:span text:style-name="Strong_20_Emphasis">Git</text:span> + <text:span text:style-name="Strong_20_Emphasis">GitHub/GitLab</text:span> – система контролю версій (щоб не втратити код і працювати в команді).</text:p>
        </text:list-item>
        <text:list-item>
          <text:p text:style-name="P26"><text:soft-page-break/><text:span text:style-name="Strong_20_Emphasis">Gradle</text:span> (вбудований у LibGDX) – для управління збірками та залежностями.</text:p>
        </text:list-item>
        <text:list-item>
          <text:p text:style-name="P26"><text:span text:style-name="Strong_20_Emphasis">Trello</text:span> або <text:span text:style-name="Strong_20_Emphasis">Notion</text:span> – для планування і трекінгу завдань.</text:p>
        </text:list-item>
      </text:list>
      <text:p text:style-name="Horizontal_20_Line"/>
      <text:h text:style-name="Heading_20_2" text:outline-level="2"><text:span text:style-name="Strong_20_Emphasis">Додатково для Android і оптимізації</text:span></text:h>
      <text:list text:style-name="L6">
        <text:list-item>
          <text:p text:style-name="P27"><text:span text:style-name="Strong_20_Emphasis">ADB (Android Debug Bridge)</text:span> – для налагодження і тестів на реальних пристроях.</text:p>
        </text:list-item>
        <text:list-item>
          <text:p text:style-name="P27"><text:span text:style-name="Strong_20_Emphasis">ProGuard / R8</text:span> – для зменшення розміру APK і захисту коду.</text:p>
        </text:list-item>
        <text:list-item>
          <text:p text:style-name="P27"><text:span text:style-name="Strong_20_Emphasis">Firebase</text:span> (за бажанням) – аналітика, хмарні збереження, пуш-нотифікації.</text:p>
        </text:list-item>
      </text:list>
      <text:p text:style-name="Horizontal_20_Line"/>
      <text:h text:style-name="Heading_20_3" text:outline-level="3"><text:span text:style-name="Strong_20_Emphasis">Чому цього достатньо?</text:span></text:h>
      <text:list text:style-name="L7">
        <text:list-item>
          <text:p text:style-name="P28">Цей набір охоплює <text:span text:style-name="Strong_20_Emphasis">весь цикл розробки</text:span>: від моделювання і створення активів (Blender, GIMP, Krita) до написання коду (Java, LibGDX), створення рівнів (Tiled), звуку (Audacity, Bfxr) і публікації (Android Studio, GitHub).</text:p>
        </text:list-item>
        <text:list-item>
          <text:p text:style-name="P28">Більшість інструментів безкоштовні або мають відкриту ліцензію.</text:p>
        </text:list-item>
      </text:list>
      <text:p text:style-name="Horizontal_20_Line"/>
      <text:h text:style-name="P10" text:outline-level="2">******************************************************</text:h>
      <text:h text:style-name="P10" text:outline-level="2">******************************************************</text:h>
      <text:h text:style-name="P10" text:outline-level="2">******************************************************</text:h>
      <text:h text:style-name="P10" text:outline-level="2">******************************************************</text:h>
      <text:p text:style-name="P11">Якщо твій стек виглядає так:</text:p>
      <text:list text:style-name="L8">
        <text:list-item>
          <text:p text:style-name="P29"><text:span text:style-name="Strong_20_Emphasis">Java</text:span> (мова програмування)</text:p>
        </text:list-item>
        <text:list-item>
          <text:p text:style-name="P29"><text:span text:style-name="Strong_20_Emphasis">LibGDX</text:span> (ігровий фреймворк)</text:p>
        </text:list-item>
        <text:list-item>
          <text:p text:style-name="P29"><text:span text:style-name="Strong_20_Emphasis">Blender</text:span> (створення моделей і анімацій)</text:p>
        </text:list-item>
        <text:list-item>
          <text:p text:style-name="P29"><text:span text:style-name="Strong_20_Emphasis">Android Studio</text:span> (IDE для Android-збірок і налагодження)</text:p>
        </text:list-item>
      </text:list>
      <text:p text:style-name="Text_20_body">…то для зручності та прискорення розробки можна додати ще кілька інструментів. Я розділю їх за категоріями.</text:p>
      <text:p text:style-name="Horizontal_20_Line"/>
      <text:h text:style-name="Heading_20_3" text:outline-level="3"><text:span text:style-name="Strong_20_Emphasis">1. Інструменти для графіки та ресурсів</text:span></text:h>
      <text:list text:style-name="L9">
        <text:list-item>
          <text:p text:style-name="P30"><text:span text:style-name="Strong_20_Emphasis">GIMP</text:span> або <text:span text:style-name="Strong_20_Emphasis">Krita</text:span> – для створення та редагування 2D-текстур і спрайтів (безкоштовні аналоги Photoshop).</text:p>
        </text:list-item>
        <text:list-item>
          <text:p text:style-name="P30"><text:span text:style-name="Strong_20_Emphasis">Inkscape</text:span> – для векторної графіки (іконки, UI-елементи, шрифти).</text:p>
        </text:list-item>
        <text:list-item>
          <text:p text:style-name="P30"><text:span text:style-name="Strong_20_Emphasis">TexturePacker</text:span> – пакувальник спрайтів у атласи (LibGDX добре працює з атласами).</text:p>
        </text:list-item>
        <text:list-item>
          <text:p text:style-name="P30"><text:span text:style-name="Strong_20_Emphasis">Aseprite</text:span> (платний, але зручний) – для піксельної анімації, якщо плануєш 2D-спрайти.</text:p>
        </text:list-item>
      </text:list>
      <text:p text:style-name="Horizontal_20_Line"/>
      <text:h text:style-name="Heading_20_3" text:outline-level="3"><text:span text:style-name="Strong_20_Emphasis">2. Інструменти для звуку</text:span></text:h>
      <text:list text:style-name="L10">
        <text:list-item>
          <text:p text:style-name="P31"><text:span text:style-name="Strong_20_Emphasis">Audacity</text:span> – редагування звуку і запис.</text:p>
        </text:list-item>
        <text:list-item>
          <text:p text:style-name="P31"><text:soft-page-break/><text:span text:style-name="Strong_20_Emphasis">Bfxr</text:span> – генератор простих 8-бітних звуків для ігор.</text:p>
        </text:list-item>
        <text:list-item>
          <text:p text:style-name="P31"><text:span text:style-name="Strong_20_Emphasis">LMMS</text:span> або <text:span text:style-name="Strong_20_Emphasis">FL Studio (платна)</text:span> – створення музики.</text:p>
        </text:list-item>
      </text:list>
      <text:p text:style-name="Horizontal_20_Line"/>
      <text:h text:style-name="Heading_20_3" text:outline-level="3"><text:span text:style-name="Strong_20_Emphasis">3. Інструменти для проєктування та контролю</text:span></text:h>
      <text:list text:style-name="L11">
        <text:list-item>
          <text:p text:style-name="P32"><text:span text:style-name="Strong_20_Emphasis">Tiled Map Editor</text:span> – створення тайлових карт (якщо плануєш 2D-рівні).</text:p>
        </text:list-item>
        <text:list-item>
          <text:p text:style-name="P32"><text:span text:style-name="Strong_20_Emphasis">Git + GitHub/GitLab</text:span> – система контролю версій (щоб не втратити проєкт).</text:p>
        </text:list-item>
        <text:list-item>
          <text:p text:style-name="P32"><text:span text:style-name="Strong_20_Emphasis">Gradle</text:span> (зазвичай йде з LibGDX) – для зручного збирання та залежностей.</text:p>
        </text:list-item>
        <text:list-item>
          <text:p text:style-name="P32"><text:span text:style-name="Strong_20_Emphasis">Jenkins або GitHub Actions</text:span> – для автоматичних збірок (коли проєкт виросте).</text:p>
        </text:list-item>
      </text:list>
      <text:p text:style-name="Horizontal_20_Line"/>
      <text:h text:style-name="Heading_20_3" text:outline-level="3"><text:span text:style-name="Strong_20_Emphasis">4. Допоміжні бібліотеки для Java / LibGDX</text:span></text:h>
      <text:list text:style-name="L12">
        <text:list-item>
          <text:p text:style-name="P33"><text:span text:style-name="Strong_20_Emphasis">Box2D</text:span> – фізика (вже вбудована в LibGDX, але можна поглиблювати).</text:p>
        </text:list-item>
        <text:list-item>
          <text:p text:style-name="P33"><text:span text:style-name="Strong_20_Emphasis">Ashley</text:span> – ECS (Entity Component System) бібліотека для масштабних ігор.</text:p>
        </text:list-item>
        <text:list-item>
          <text:p text:style-name="P33"><text:span text:style-name="Strong_20_Emphasis">KryoNet</text:span> або <text:span text:style-name="Strong_20_Emphasis">WebSocket бібліотеки</text:span> – для мережевої гри.</text:p>
        </text:list-item>
        <text:list-item>
          <text:p text:style-name="P33"><text:span text:style-name="Strong_20_Emphasis">Scene2D UI</text:span> – для створення інтерфейсу (меню, кнопки, HUD).</text:p>
        </text:list-item>
      </text:list>
      <text:p text:style-name="Horizontal_20_Line"/>
      <text:h text:style-name="Heading_20_3" text:outline-level="3"><text:span text:style-name="Strong_20_Emphasis">5. Для Android-оптимізації</text:span></text:h>
      <text:list text:style-name="L13">
        <text:list-item>
          <text:p text:style-name="P34"><text:span text:style-name="Strong_20_Emphasis">ADB (Android Debug Bridge)</text:span> – вже є в Android Studio, але треба знати для швидких тестів.</text:p>
        </text:list-item>
        <text:list-item>
          <text:p text:style-name="P34"><text:span text:style-name="Strong_20_Emphasis">ProGuard / R8</text:span> – для оптимізації і зменшення розміру APK.</text:p>
        </text:list-item>
        <text:list-item>
          <text:p text:style-name="P34"><text:span text:style-name="Strong_20_Emphasis">Firebase</text:span> (опціонально) – аналітика, хмарне збереження, пуші.</text:p>
        </text:list-item>
      </text:list>
      <text:p text:style-name="Horizontal_20_Line"/>
      <text:h text:style-name="Heading_20_3" text:outline-level="3"><text:span text:style-name="Strong_20_Emphasis">6. Трекінг задач та документація</text:span></text:h>
      <text:list text:style-name="L14">
        <text:list-item>
          <text:p text:style-name="P35"><text:span text:style-name="Strong_20_Emphasis">Trello</text:span> або <text:span text:style-name="Strong_20_Emphasis">Notion</text:span> – щоб тримати список завдань і планів.</text:p>
        </text:list-item>
        <text:list-item>
          <text:p text:style-name="P35"><text:span text:style-name="Strong_20_Emphasis">PlantUML або Draw.io</text:span> – для схем і логіки гри (класів, сцен).</text:p>
        </text:list-item>
      </text:list>
      <text:p text:style-name="P4"/>
      <text:h text:style-name="P10" text:outline-level="2">******************************************************</text:h>
      <text:h text:style-name="P10" text:outline-level="2">******************************************************</text:h>
      <text:h text:style-name="P10" text:outline-level="2">******************************************************</text:h>
      <text:h text:style-name="P10" text:outline-level="2">******************************************************</text:h>
      <text:p text:style-name="P11">Ось <text:span text:style-name="Strong_20_Emphasis">таблиця основних папок у </text:span><text:span text:style-name="Strong_20_Emphasis"><text:span text:style-name="Source_20_Text">res/</text:span></text:span><text:span text:style-name="Strong_20_Emphasis"> та кореневих тегів, які Android очікує там бачити</text:span>:</text:p>
      <table:table table:name="Table12" table:style-name="Table12">
        <table:table-column table:style-name="Table12.A"/>
        <table:table-column table:style-name="Table12.B"/>
        <table:table-column table:style-name="Table12.C"/>
        <table:table-header-rows>
          <table:table-row>
            <table:table-cell table:style-name="Table12.A1" office:value-type="string">
              <text:p text:style-name="Table_20_Heading"><text:span text:style-name="Strong_20_Emphasis">Папка (</text:span><text:span text:style-name="Strong_20_Emphasis"><text:span text:style-name="Source_20_Text">res/</text:span></text:span><text:span text:style-name="Strong_20_Emphasis"> підкаталог)</text:span></text:p>
            </table:table-cell>
            <table:table-cell table:style-name="Table12.A1" office:value-type="string">
              <text:p text:style-name="Table_20_Heading"><text:span text:style-name="Strong_20_Emphasis">Призначення</text:span></text:p>
            </table:table-cell>
            <table:table-cell table:style-name="Table12.A1" office:value-type="string">
              <text:p text:style-name="Table_20_Heading"><text:span text:style-name="Strong_20_Emphasis">Який кореневий тег використовується</text:span></text:p>
            </table:table-cell>
          </table:table-row>
        </table:table-header-rows>
        <table:table-row>
          <table:table-cell table:style-name="Table12.A1" office:value-type="string">
            <text:p text:style-name="Table_20_Contents"><text:span text:style-name="Source_20_Text">layout/</text:span></text:p>
          </table:table-cell>
          <table:table-cell table:style-name="Table12.A1" office:value-type="string">
            <text:p text:style-name="Table_20_Contents">Макети екранів, UI (Activity, Fragment)</text:p>
          </table:table-cell>
          <table:table-cell table:style-name="Table12.A1" office:value-type="string">
            <text:p text:style-name="Table_20_Contents">Будь-який контейнер для View: <text:span text:style-name="Source_20_Text">&lt;ConstraintLayout&gt;</text:span>, <text:span text:style-name="Source_20_Text">&lt;LinearLayout&gt;</text:span>, <text:span text:style-name="Source_20_Text">&lt;FrameLayout&gt;</text:span> тощо</text:p>
          </table:table-cell>
        </table:table-row>
        <table:table-row>
          <table:table-cell table:style-name="Table12.A1" office:value-type="string">
            <text:p text:style-name="Table_20_Contents"><text:span text:style-name="Source_20_Text">menu/</text:span></text:p>
          </table:table-cell>
          <table:table-cell table:style-name="Table12.A1" office:value-type="string">
            <text:p text:style-name="Table_20_Contents">XML для меню (Toolbar, ActionBar, Context menu)</text:p>
          </table:table-cell>
          <table:table-cell table:style-name="Table12.A1" office:value-type="string">
            <text:p text:style-name="Table_20_Contents"><text:span text:style-name="Strong_20_Emphasis">Завжди </text:span><text:span text:style-name="Strong_20_Emphasis"><text:span text:style-name="Source_20_Text">&lt;menu&gt;</text:span></text:span></text:p>
          </table:table-cell>
        </table:table-row>
        <table:table-row>
          <table:table-cell table:style-name="Table12.A1" office:value-type="string">
            <text:p text:style-name="Table_20_Contents"><text:span text:style-name="Source_20_Text">values/</text:span></text:p>
          </table:table-cell>
          <table:table-cell table:style-name="Table12.A1" office:value-type="string">
            <text:p text:style-name="Table_20_Contents">Невізуальні ресурси: рядки, <text:soft-page-break/>стилі, кольори, розміри</text:p>
          </table:table-cell>
          <table:table-cell table:style-name="Table12.A1" office:value-type="string">
            <text:p text:style-name="Table_20_Contents"><text:span text:style-name="Strong_20_Emphasis">Завжди </text:span><text:span text:style-name="Strong_20_Emphasis"><text:span text:style-name="Source_20_Text">&lt;resources&gt;</text:span></text:span></text:p>
          </table:table-cell>
        </table:table-row>
        <table:table-row>
          <table:table-cell table:style-name="Table12.A1" office:value-type="string">
            <text:p text:style-name="Table_20_Contents"><text:span text:style-name="Source_20_Text">xml/</text:span></text:p>
          </table:table-cell>
          <table:table-cell table:style-name="Table12.A1" office:value-type="string">
            <text:p text:style-name="Table_20_Contents">Конфігураційні файли (налаштування, політики безпеки, преференси)</text:p>
          </table:table-cell>
          <table:table-cell table:style-name="Table12.A1" office:value-type="string">
            <text:p text:style-name="Table_20_Contents">Залежить від призначення: найчастіше <text:span text:style-name="Source_20_Text">&lt;PreferenceScreen&gt;</text:span> або власні кореневі елементи</text:p>
          </table:table-cell>
        </table:table-row>
        <table:table-row>
          <table:table-cell table:style-name="Table12.A1" office:value-type="string">
            <text:p text:style-name="Table_20_Contents"><text:span text:style-name="Source_20_Text">drawable/</text:span></text:p>
          </table:table-cell>
          <table:table-cell table:style-name="Table12.A1" office:value-type="string">
            <text:p text:style-name="Table_20_Contents">Ресурси графіки: векторні малюнки, форми, селектори</text:p>
          </table:table-cell>
          <table:table-cell table:style-name="Table12.A1" office:value-type="string">
            <text:p text:style-name="Table_20_Contents">Для форм — <text:span text:style-name="Source_20_Text">&lt;shape&gt;</text:span>, для векторів — <text:span text:style-name="Source_20_Text">&lt;vector&gt;</text:span>, для селекторів — <text:span text:style-name="Source_20_Text">&lt;selector&gt;</text:span></text:p>
          </table:table-cell>
        </table:table-row>
        <table:table-row>
          <table:table-cell table:style-name="Table12.A1" office:value-type="string">
            <text:p text:style-name="Table_20_Contents"><text:span text:style-name="Source_20_Text">mipmap/</text:span></text:p>
          </table:table-cell>
          <table:table-cell table:style-name="Table12.A1" office:value-type="string">
            <text:p text:style-name="Table_20_Contents">Іконки лаунчера різних розмірів (тільки картинки)</text:p>
          </table:table-cell>
          <table:table-cell table:style-name="Table12.A1" office:value-type="string">
            <text:p text:style-name="Table_20_Contents">Немає XML — тільки зображення (PNG, WebP)</text:p>
          </table:table-cell>
        </table:table-row>
        <table:table-row>
          <table:table-cell table:style-name="Table12.A1" office:value-type="string">
            <text:p text:style-name="Table_20_Contents"><text:span text:style-name="Source_20_Text">anim/</text:span></text:p>
          </table:table-cell>
          <table:table-cell table:style-name="Table12.A1" office:value-type="string">
            <text:p text:style-name="Table_20_Contents">Анімації (Tween-анімації)</text:p>
          </table:table-cell>
          <table:table-cell table:style-name="Table12.A1" office:value-type="string">
            <text:p text:style-name="Table_20_Contents"><text:span text:style-name="Strong_20_Emphasis">Залежить від типу:</text:span> <text:span text:style-name="Source_20_Text">&lt;set&gt;</text:span>, <text:span text:style-name="Source_20_Text">&lt;translate&gt;</text:span>, <text:span text:style-name="Source_20_Text">&lt;alpha&gt;</text:span> тощо</text:p>
          </table:table-cell>
        </table:table-row>
        <table:table-row>
          <table:table-cell table:style-name="Table12.A1" office:value-type="string">
            <text:p text:style-name="Table_20_Contents"><text:span text:style-name="Source_20_Text">animator/</text:span></text:p>
          </table:table-cell>
          <table:table-cell table:style-name="Table12.A1" office:value-type="string">
            <text:p text:style-name="Table_20_Contents">Property-анімації (ObjectAnimator)</text:p>
          </table:table-cell>
          <table:table-cell table:style-name="Table12.A1" office:value-type="string">
            <text:p text:style-name="Table_20_Contents"><text:span text:style-name="Strong_20_Emphasis">Завжди </text:span><text:span text:style-name="Strong_20_Emphasis"><text:span text:style-name="Source_20_Text">&lt;objectAnimator&gt;</text:span></text:span><text:span text:style-name="Strong_20_Emphasis"> або </text:span><text:span text:style-name="Strong_20_Emphasis"><text:span text:style-name="Source_20_Text">&lt;set&gt;</text:span></text:span></text:p>
          </table:table-cell>
        </table:table-row>
        <table:table-row>
          <table:table-cell table:style-name="Table12.A1" office:value-type="string">
            <text:p text:style-name="Table_20_Contents"><text:span text:style-name="Source_20_Text">color/</text:span></text:p>
          </table:table-cell>
          <table:table-cell table:style-name="Table12.A1" office:value-type="string">
            <text:p text:style-name="Table_20_Contents">Селектори кольорів (динамічні кольори для станів кнопок)</text:p>
          </table:table-cell>
          <table:table-cell table:style-name="Table12.A1" office:value-type="string">
            <text:p text:style-name="Table_20_Contents"><text:span text:style-name="Strong_20_Emphasis">Завжди </text:span><text:span text:style-name="Strong_20_Emphasis"><text:span text:style-name="Source_20_Text">&lt;selector&gt;</text:span></text:span></text:p>
          </table:table-cell>
        </table:table-row>
        <table:table-row>
          <table:table-cell table:style-name="Table12.A1" office:value-type="string">
            <text:p text:style-name="Table_20_Contents"><text:span text:style-name="Source_20_Text">font/</text:span></text:p>
          </table:table-cell>
          <table:table-cell table:style-name="Table12.A1" office:value-type="string">
            <text:p text:style-name="Table_20_Contents">Шрифти (TTF, OTF або XML із fontFamily)</text:p>
          </table:table-cell>
          <table:table-cell table:style-name="Table12.A1" office:value-type="string">
            <text:p text:style-name="Table_20_Contents"><text:span text:style-name="Strong_20_Emphasis">Якщо XML — </text:span><text:span text:style-name="Strong_20_Emphasis"><text:span text:style-name="Source_20_Text">&lt;font-family&gt;</text:span></text:span>, але зазвичай просто файли шрифтів</text:p>
          </table:table-cell>
        </table:table-row>
        <table:table-row>
          <table:table-cell table:style-name="Table12.A1" office:value-type="string">
            <text:p text:style-name="Table_20_Contents"><text:span text:style-name="Source_20_Text">raw/</text:span></text:p>
          </table:table-cell>
          <table:table-cell table:style-name="Table12.A1" office:value-type="string">
            <text:p text:style-name="Table_20_Contents">Додаткові файли (звук, відео, JSON тощо)</text:p>
          </table:table-cell>
          <table:table-cell table:style-name="Table12.A1" office:value-type="string">
            <text:p text:style-name="Table_20_Contents">Немає XML, просто файли (MP3, MP4, TXT)</text:p>
          </table:table-cell>
        </table:table-row>
        <table:table-row>
          <table:table-cell table:style-name="Table12.A1" office:value-type="string">
            <text:p text:style-name="Table_20_Contents"><text:span text:style-name="Source_20_Text">transition/</text:span></text:p>
          </table:table-cell>
          <table:table-cell table:style-name="Table12.A1" office:value-type="string">
            <text:p text:style-name="Table_20_Contents">Анімації переходів між екранами</text:p>
          </table:table-cell>
          <table:table-cell table:style-name="Table12.A1" office:value-type="string">
            <text:p text:style-name="Table_20_Contents"><text:span text:style-name="Strong_20_Emphasis">Залежить від типу:</text:span> <text:span text:style-name="Source_20_Text">&lt;transitionSet&gt;</text:span>, <text:span text:style-name="Source_20_Text">&lt;fade&gt;</text:span>, <text:span text:style-name="Source_20_Text">&lt;slide&gt;</text:span> тощо</text:p>
          </table:table-cell>
        </table:table-row>
      </table:table>
      <text:p text:style-name="P4"/>
      <text:h text:style-name="P10" text:outline-level="2">******************************************************</text:h>
      <text:h text:style-name="P10" text:outline-level="2">******************************************************</text:h>
      <text:h text:style-name="P10" text:outline-level="2">******************************************************</text:h>
      <text:h text:style-name="P10" text:outline-level="2">******************************************************</text:h>
      <text:p text:style-name="P15">Якщо ми робимо <text:span text:style-name="Strong_20_Emphasis">просту онлайн-гру (типу тетрісу або змійки) повністю на Java для Android</text:span>, без C++ рушіїв і без важкої 3D-графіки, то архітектура буде іншою — простішою.</text:p>
      <text:p text:style-name="Horizontal_20_Line"/>
      <text:h text:style-name="Heading_20_3" text:outline-level="3"><text:span text:style-name="Strong_20_Emphasis">Чи можливо зробити таку схему (все на Java)?</text:span></text:h>
      <text:p text:style-name="Text_20_body">Так, і навіть дуже просто.</text:p>
      <text:list text:style-name="L15">
        <text:list-item>
          <text:p text:style-name="P36"><text:span text:style-name="Strong_20_Emphasis">Клієнт (APK)</text:span> — це звичайний Android-додаток, повністю написаний на Java (або Kotlin).</text:p>
        </text:list-item>
        <text:list-item>
          <text:p text:style-name="P36"><text:span text:style-name="Strong_20_Emphasis">Сервер</text:span> — окремий застосунок, який обробляє дані (Java Spring Boot, Node.js або навіть готовий сервіс, як Firebase).</text:p>
        </text:list-item>
        <text:list-item>
          <text:p text:style-name="P36"><text:span text:style-name="Strong_20_Emphasis">Графіка і логіка гри повністю відображаються на клієнті</text:span>, сервер не малює нічого.</text:p>
        </text:list-item>
        <text:list-item>
          <text:p text:style-name="P36">Сервер лише надсилає дані (наприклад, позиції гравців, очки, хто виграв).</text:p>
        </text:list-item>
      </text:list>
      <text:p text:style-name="Horizontal_20_Line"/>
      <text:h text:style-name="Heading_20_3" text:outline-level="3"><text:span text:style-name="Strong_20_Emphasis">Як передається графіка?</text:span></text:h>
      <text:list text:style-name="L16">
        <text:list-item>
          <text:p text:style-name="P37"><text:span text:style-name="Strong_20_Emphasis">Графіка не передається із сервера.</text:span><text:line-break/>Сервер не надсилає зображення або відео — він передає тільки <text:span text:style-name="Strong_20_Emphasis">дані (координати, стани об’єктів, події)</text:span>.</text:p>
        </text:list-item>
        <text:list-item>
          <text:p text:style-name="P37">Клієнт малює все сам, на основі даних:</text:p>
          <text:list>
            <text:list-item>
              <text:p text:style-name="P37"><text:soft-page-break/>Наприклад, сервер каже: <text:span text:style-name="Emphasis">"Гравець A на координатах (100, 200), яблуко з’явилося в (50, 50)"</text:span>.</text:p>
            </text:list-item>
            <text:list-item>
              <text:p text:style-name="P37">Клієнт (твій Java-код) використовує <text:span text:style-name="Strong_20_Emphasis">Canvas</text:span> або <text:span text:style-name="Strong_20_Emphasis">SurfaceView</text:span> для промальовування.</text:p>
            </text:list-item>
          </text:list>
        </text:list-item>
      </text:list>
      <text:p text:style-name="Horizontal_20_Line"/>
      <text:h text:style-name="Heading_20_3" text:outline-level="3"><text:span text:style-name="Strong_20_Emphasis">Які інструменти малювання на Android (тільки Java)?</text:span></text:h>
      <text:list text:style-name="L17">
        <text:list-item>
          <text:p text:style-name="P38"><text:span text:style-name="Strong_20_Emphasis">Canvas + SurfaceView</text:span></text:p>
          <text:list>
            <text:list-item>
              <text:p text:style-name="P38">Це вбудовані засоби Android для 2D-графіки.</text:p>
            </text:list-item>
            <text:list-item>
              <text:p text:style-name="P38">Підходить для простих ігор (тетріс, змійка, платформер).</text:p>
            </text:list-item>
          </text:list>
        </text:list-item>
        <text:list-item>
          <text:p text:style-name="P38"><text:span text:style-name="Strong_20_Emphasis">OpenGL ES (через Java)</text:span></text:p>
          <text:list>
            <text:list-item>
              <text:p text:style-name="P38">Дозволяє робити складнішу 2D/3D-графіку.</text:p>
            </text:list-item>
            <text:list-item>
              <text:p text:style-name="P38">Складніше для початківця, але теж можна без C++.</text:p>
            </text:list-item>
          </text:list>
        </text:list-item>
        <text:list-item>
          <text:p text:style-name="P38"><text:span text:style-name="Strong_20_Emphasis">LibGDX (Java-бібліотека)</text:span></text:p>
          <text:list>
            <text:list-item>
              <text:p text:style-name="P38">Дає простий API для графіки, звуку, фізики.</text:p>
            </text:list-item>
            <text:list-item>
              <text:p text:style-name="P38">Працює на Android і навіть на ПК без переписування коду.</text:p>
            </text:list-item>
          </text:list>
        </text:list-item>
      </text:list>
      <text:p text:style-name="Horizontal_20_Line"/>
      <text:h text:style-name="Heading_20_3" text:outline-level="3"><text:span text:style-name="Strong_20_Emphasis">Як це працює поетапно (для простої змійки):</text:span></text:h>
      <text:list text:style-name="L18">
        <text:list-item>
          <text:p text:style-name="P39">Гравець запускає гру (APK).</text:p>
        </text:list-item>
        <text:list-item>
          <text:p text:style-name="P39">Гра малює поле (Java + Canvas).</text:p>
        </text:list-item>
        <text:list-item>
          <text:p text:style-name="P39">Якщо є інші гравці:</text:p>
          <text:list>
            <text:list-item>
              <text:p text:style-name="P39">Клієнт надсилає на сервер (через WebSocket або HTTP): <text:span text:style-name="Emphasis">"Моя змійка пішла вправо"</text:span>.</text:p>
            </text:list-item>
            <text:list-item>
              <text:p text:style-name="P39">Сервер надсилає назад координати всіх змійок.</text:p>
            </text:list-item>
          </text:list>
        </text:list-item>
        <text:list-item>
          <text:p text:style-name="P39">Клієнт <text:span text:style-name="Strong_20_Emphasis">оновлює картинку (малює новий стан)</text:span> на основі даних сервера.</text:p>
        </text:list-item>
      </text:list>
      <text:p text:style-name="Horizontal_20_Line"/>
      <text:h text:style-name="Heading_20_3" text:outline-level="3"><text:span text:style-name="Strong_20_Emphasis">Що це означає для тебе?</text:span></text:h>
      <text:list text:style-name="L19">
        <text:list-item>
          <text:p text:style-name="P40">Можна обійтися <text:span text:style-name="Strong_20_Emphasis">без C++ і рушіїв</text:span>, якщо гра 2D і проста.</text:p>
        </text:list-item>
        <text:list-item>
          <text:p text:style-name="P40">Сервер не малює нічого — він лише <text:span text:style-name="Strong_20_Emphasis">синхронізує дані</text:span>, а клієнт (Java-код) малює картинку.</text:p>
        </text:list-item>
      </text:list>
      <text:p text:style-name="Horizontal_20_Line"/>
      <text:p text:style-name="Text_20_body">Хочеш, щоб я:</text:p>
      <text:list text:style-name="L20">
        <text:list-item>
          <text:p text:style-name="P41"><text:span text:style-name="Strong_20_Emphasis">Намалював схему (як виглядає обмін між клієнтом і сервером у такій грі)?</text:span></text:p>
        </text:list-item>
        <text:list-item>
          <text:p text:style-name="P41">Чи <text:span text:style-name="Strong_20_Emphasis">показав мінімальний приклад коду (Java SurfaceView для малювання + WebSocket для обміну з сервером)?</text:span></text:p>
        </text:list-item>
        <text:list-item>
          <text:p text:style-name="P41">Або обидва варіанти?</text:p>
        </text:list-item>
      </text:list>
      <text:h text:style-name="P10" text:outline-level="2"><text:soft-page-break/>******************************************************</text:h>
      <text:h text:style-name="P10" text:outline-level="2">******************************************************</text:h>
      <text:h text:style-name="P10" text:outline-level="2">******************************************************</text:h>
      <text:h text:style-name="P10" text:outline-level="2">******************************************************</text:h>
      <text:p text:style-name="P11">Те, що ти описуєш, зазвичай називають <text:span text:style-name="Strong_20_Emphasis">"Native (або Hybrid) Development"</text:span> для Android, і воно базується на механізмах:</text:p>
      <text:list text:style-name="L21">
        <text:list-item>
          <text:p text:style-name="P42"><text:span text:style-name="Strong_20_Emphasis">JNI (Java Native Interface)</text:span></text:p>
          <text:list>
            <text:list-item>
              <text:p text:style-name="P42">Це головний міст між <text:span text:style-name="Strong_20_Emphasis">Java/Kotlin кодом Android</text:span> і <text:span text:style-name="Strong_20_Emphasis">C/C++ бібліотеками</text:span>.</text:p>
            </text:list-item>
            <text:list-item>
              <text:p text:style-name="P42">Java-код викликає функції з C++ (і навпаки) через спеціальні "native" методи.</text:p>
            </text:list-item>
            <text:list-item>
              <text:p text:style-name="P42">Основний рушій гри (C++/C#) лежить як <text:span text:style-name="Source_20_Text">.so</text:span> бібліотека (shared object) всередині APK.</text:p>
            </text:list-item>
          </text:list>
        </text:list-item>
        <text:list-item>
          <text:p text:style-name="P42"><text:span text:style-name="Strong_20_Emphasis">NDK (Native Development Kit)</text:span></text:p>
          <text:list>
            <text:list-item>
              <text:p text:style-name="P42">Інструментарій для Android, що дозволяє писати частину програми на C/C++.</text:p>
            </text:list-item>
            <text:list-item>
              <text:p text:style-name="P42">Використовується для продуктивних завдань (графіка, фізика, ігрова логіка).</text:p>
            </text:list-item>
            <text:list-item>
              <text:p text:style-name="P42">Більшість великих рушіїв (Unity, Unreal) використовують NDK, щоб створювати свій нативний код для Android.</text:p>
            </text:list-item>
          </text:list>
        </text:list-item>
        <text:list-item>
          <text:p text:style-name="P42"><text:span text:style-name="Strong_20_Emphasis">Hybrid Architecture (Game Engines)</text:span></text:p>
          <text:list>
            <text:list-item>
              <text:p text:style-name="P42">Рушій (Unity/Unreal) компілює код гри в C++ (через IL2CPP або напряму).</text:p>
            </text:list-item>
            <text:list-item>
              <text:p text:style-name="P42">Додається мінімальна оболонка на Java, яка:</text:p>
              <text:list>
                <text:list-item>
                  <text:p text:style-name="P42">Запускає рушій;</text:p>
                </text:list-item>
                <text:list-item>
                  <text:p text:style-name="P42">Додає інтеграції з Android API (камера, пуші, реклама, покупки).</text:p>
                </text:list-item>
              </text:list>
            </text:list-item>
          </text:list>
        </text:list-item>
        <text:list-item>
          <text:p text:style-name="P42">У документації часто зустрічаються терміни:</text:p>
          <text:list>
            <text:list-item>
              <text:p text:style-name="P42"><text:span text:style-name="Strong_20_Emphasis">"Calling native code from Java"</text:span></text:p>
            </text:list-item>
            <text:list-item>
              <text:p text:style-name="P42"><text:span text:style-name="Strong_20_Emphasis">"JNI/NDK integration in Android"</text:span></text:p>
            </text:list-item>
            <text:list-item>
              <text:p text:style-name="P42"><text:span text:style-name="Strong_20_Emphasis">"Hybrid mobile app architecture"</text:span></text:p>
            </text:list-item>
            <text:list-item>
              <text:p text:style-name="P42"><text:span text:style-name="Strong_20_Emphasis">"Game engines on Android (Unity/Unreal IL2CPP)"</text:span></text:p>
            </text:list-item>
          </text:list>
        </text:list-item>
      </text:list>
      <text:p text:style-name="Horizontal_20_Line"/>
      <text:h text:style-name="Heading_20_3" text:outline-level="3">Як це шукати в Google, щоб вивчити:</text:h>
      <text:list text:style-name="L22">
        <text:list-item>
          <text:p text:style-name="P43"><text:span text:style-name="Strong_20_Emphasis">"Android NDK and JNI tutorial"</text:span></text:p>
        </text:list-item>
        <text:list-item>
          <text:p text:style-name="P43"><text:span text:style-name="Strong_20_Emphasis">"How Unity uses IL2CPP on Android"</text:span></text:p>
        </text:list-item>
        <text:list-item>
          <text:p text:style-name="P43"><text:span text:style-name="Strong_20_Emphasis">"Android hybrid app C++ Java"</text:span></text:p>
        </text:list-item>
        <text:list-item>
          <text:p text:style-name="P43"><text:span text:style-name="Strong_20_Emphasis">"Unity game APK structure"</text:span></text:p>
        </text:list-item>
        <text:list-item>
          <text:p text:style-name="P43"><text:span text:style-name="Strong_20_Emphasis">"How JNI bridges Java and C++"</text:span></text:p>
        </text:list-item>
      </text:list>
      <text:p text:style-name="Horizontal_20_Line"/>
      <text:p text:style-name="Text_20_body">Хочеш, щоб я:</text:p>
      <text:list text:style-name="L23">
        <text:list-item>
          <text:p text:style-name="P44"><text:span text:style-name="Strong_20_Emphasis">Намалював просту схему (як Java і C++ взаємодіють через JNI/NDK у грі)?</text:span></text:p>
        </text:list-item>
        <text:list-item>
          <text:p text:style-name="P44">Чи <text:span text:style-name="Strong_20_Emphasis">показав мінімальний приклад коду (Java викликає C++ через JNI) для розуміння?</text:span></text:p>
        </text:list-item>
        <text:list-item>
          <text:p text:style-name="P44"><text:soft-page-break/>Або обидва варіанти?</text:p>
        </text:list-item>
      </text:list>
      <text:p text:style-name="P11"/>
      <text:h text:style-name="P10" text:outline-level="2">******************************************************</text:h>
      <text:h text:style-name="P10" text:outline-level="2">******************************************************</text:h>
      <text:h text:style-name="P10" text:outline-level="2">******************************************************</text:h>
      <text:h text:style-name="P10" text:outline-level="2">******************************************************</text:h>
      <text:p text:style-name="P11">Ось як виглядає <text:span text:style-name="Strong_20_Emphasis">структура Android-гри рівня Genshin Impact</text:span>, і як у ній поєднуються Java/Kotlin, C#/C++ та рушій (Unity або Unreal).</text:p>
      <text:p text:style-name="Horizontal_20_Line"/>
      <text:h text:style-name="Heading_20_2" text:outline-level="2"><text:span text:style-name="Strong_20_Emphasis">1. Схема APK-файлу (що всередині і на чому написано)</text:span></text:h>
      <text:p text:style-name="Preformatted_20_Text"><text:span text:style-name="Source_20_Text">[ APK-файл ]</text:span></text:p>
      <text:p text:style-name="Preformatted_20_Text"><text:span text:style-name="Source_20_Text">│</text:span></text:p>
      <text:p text:style-name="Preformatted_20_Text"><text:span text:style-name="Source_20_Text">├── Android Manifest (Java/Kotlin)</text:span></text:p>
      <text:p text:style-name="Preformatted_20_Text"><text:span text:style-name="Source_20_Text">│ <text:s text:c="2"/>├─ Activity (точка входу, інтеграція з Android)</text:span></text:p>
      <text:p text:style-name="Preformatted_20_Text"><text:span text:style-name="Source_20_Text">│ <text:s text:c="2"/>├─ Push-повідомлення, реклама, платежі (Java SDK)</text:span></text:p>
      <text:p text:style-name="Preformatted_20_Text"><text:span text:style-name="Source_20_Text">│</text:span></text:p>
      <text:p text:style-name="Preformatted_20_Text"><text:span text:style-name="Source_20_Text">├── lib/ (бібліотеки рушія)</text:span></text:p>
      <text:p text:style-name="Preformatted_20_Text"><text:span text:style-name="Source_20_Text">│ <text:s text:c="2"/>├─ *.so файли (C++ або C#, зкомпільовані для ARM64/ARMv7)</text:span></text:p>
      <text:p text:style-name="Preformatted_20_Text"><text:span text:style-name="Source_20_Text">│ <text:s text:c="2"/>└─ Тут основний код гри: графіка, фізика, UI</text:span></text:p>
      <text:p text:style-name="Preformatted_20_Text"><text:span text:style-name="Source_20_Text">│</text:span></text:p>
      <text:p text:style-name="Preformatted_20_Text"><text:span text:style-name="Source_20_Text">├── assets/ (ресурси)</text:span></text:p>
      <text:p text:style-name="Preformatted_20_Text"><text:span text:style-name="Source_20_Text">│ <text:s text:c="2"/>├─ 3D-моделі, текстури, анімації</text:span></text:p>
      <text:p text:style-name="Preformatted_20_Text"><text:span text:style-name="Source_20_Text">│ <text:s text:c="2"/>├─ Скрипти і логіка (C#/Blueprints для Unity/Unreal)</text:span></text:p>
      <text:p text:style-name="Preformatted_20_Text"><text:span text:style-name="Source_20_Text">│</text:span></text:p>
      <text:p text:style-name="Preformatted_20_Text"><text:span text:style-name="Source_20_Text">└── res/ (системні ресурси Android)</text:span></text:p>
      <text:p text:style-name="P2"><text:span text:style-name="Source_20_Text"><text:s text:c="4"/>└─ Іконки, локалізація, layout для Android UI (мінімальний)</text:span></text:p>
      <text:h text:style-name="Heading_20_3" text:outline-level="3">Де яка мова:</text:h>
      <text:list text:style-name="L24">
        <text:list-item>
          <text:p text:style-name="P45"><text:span text:style-name="Strong_20_Emphasis">Java/Kotlin</text:span> — тільки для інтеграції з Android (меню, Google Play Services, реклама, підписки).</text:p>
        </text:list-item>
        <text:list-item>
          <text:p text:style-name="P45"><text:span text:style-name="Strong_20_Emphasis">C++ або C# (Unity)</text:span> — основна гра (графіка, механіки, логіка).</text:p>
        </text:list-item>
        <text:list-item>
          <text:p text:style-name="P45"><text:span text:style-name="Strong_20_Emphasis">Blueprints (Unreal)</text:span> — візуальні скрипти, якщо використовують Unreal Engine.</text:p>
        </text:list-item>
        <text:list-item>
          <text:p text:style-name="P45"><text:span text:style-name="Strong_20_Emphasis">Сервер (окремо)</text:span> — Java, Go, C++, Node.js (залежить від архітектури).</text:p>
        </text:list-item>
      </text:list>
      <text:p text:style-name="Horizontal_20_Line"/>
      <text:h text:style-name="Heading_20_2" text:outline-level="2"><text:span text:style-name="Strong_20_Emphasis">2. Як Unity пакує гру в APK</text:span></text:h>
      <text:p text:style-name="Text_20_body">Unity (C#) робить так:</text:p>
      <text:list text:style-name="L25">
        <text:list-item>
          <text:p text:style-name="P46">Весь код на C# компілюється в <text:span text:style-name="Strong_20_Emphasis">IL2CPP (C++)</text:span>.</text:p>
        </text:list-item>
        <text:list-item>
          <text:p text:style-name="P46">Компілюється під ARM (для Android) у вигляді <text:span text:style-name="Source_20_Text">.so</text:span> бібліотек.</text:p>
        </text:list-item>
        <text:list-item>
          <text:p text:style-name="P46">Додається мінімальний Java-шар (Activity) для запуску та інтеграцій.</text:p>
        </text:list-item>
        <text:list-item>
          <text:p text:style-name="P46">Збирається в стандартний APK з ресурсами.</text:p>
        </text:list-item>
      </text:list>
      <text:p text:style-name="Text_20_body">Тобто, фактично, в APK основний код — це <text:span text:style-name="Strong_20_Emphasis">C++ бібліотека</text:span>, а Java — тільки «оболонка».</text:p>
      <text:p text:style-name="Horizontal_20_Line"/>
      <text:h text:style-name="Heading_20_2" text:outline-level="2"><text:soft-page-break/><text:span text:style-name="Strong_20_Emphasis">3. Як Unreal Engine пакує гру в APK</text:span></text:h>
      <text:p text:style-name="Text_20_body">Unreal (C++):</text:p>
      <text:list text:style-name="L26">
        <text:list-item>
          <text:p text:style-name="P47">Весь ігровий код і рушій уже на C++ (нема C#).</text:p>
        </text:list-item>
        <text:list-item>
          <text:p text:style-name="P47">Компілюється безпосередньо для ARM у вигляді бібліотек <text:span text:style-name="Source_20_Text">.so</text:span>.</text:p>
        </text:list-item>
        <text:list-item>
          <text:p text:style-name="P47">Java/Kotlin — знову ж таки лише для Android інтеграцій.</text:p>
        </text:list-item>
        <text:list-item>
          <text:p text:style-name="P47">Ресурси (моделі, текстури) пакуються у власний формат <text:span text:style-name="Source_20_Text">.pak</text:span>.</text:p>
        </text:list-item>
      </text:list>
      <text:p text:style-name="Horizontal_20_Line"/>
      <text:h text:style-name="Heading_20_2" text:outline-level="2"><text:span text:style-name="Strong_20_Emphasis">4. Чому великі ігри так працюють?</text:span></text:h>
      <text:list text:style-name="L27">
        <text:list-item>
          <text:p text:style-name="P48">Java/Kotlin підходить для утиліт, але <text:span text:style-name="Strong_20_Emphasis">занадто повільна для важкої 3D-графіки та фізики</text:span>.</text:p>
        </text:list-item>
        <text:list-item>
          <text:p text:style-name="P48">C++ і C# (через рушії) дають продуктивність і мультиплатформеність:</text:p>
          <text:list>
            <text:list-item>
              <text:p text:style-name="P48">Один код → Android, iOS, ПК, PlayStation, Xbox.</text:p>
            </text:list-item>
          </text:list>
        </text:list-item>
      </text:list>
      <text:p text:style-name="Horizontal_20_Line"/>
      <text:p text:style-name="Text_20_body">Хочеш, щоб я:</text:p>
      <text:list text:style-name="L28">
        <text:list-item>
          <text:p text:style-name="P49"><text:span text:style-name="Strong_20_Emphasis">Зробив покроковий приклад (як з нуля зібрати просту Unity-гру в APK і подивитися її структуру)?</text:span></text:p>
        </text:list-item>
        <text:list-item>
          <text:p text:style-name="P49">Чи <text:span text:style-name="Strong_20_Emphasis">показав порівняльну таблицю Unity vs Unreal (що простіше для початківця, для Android, і на чому легше зробити свій перший проект)?</text:span></text:p>
        </text:list-item>
        <text:list-item>
          <text:p text:style-name="P49">Або обидва варіанти?</text:p>
        </text:list-item>
      </text:list>
      <text:h text:style-name="P10" text:outline-level="2">******************************************************</text:h>
      <text:h text:style-name="P10" text:outline-level="2">******************************************************</text:h>
      <text:h text:style-name="P10" text:outline-level="2">******************************************************</text:h>
      <text:h text:style-name="P10" text:outline-level="2">******************************************************</text:h>
      <text:p text:style-name="P11">Я мав на увазі саме <text:span text:style-name="Strong_20_Emphasis">клієнт гри (той APK-файл, що гравець встановлює)</text:span> — він теж <text:span text:style-name="Strong_20_Emphasis">не обов’язково пишеться на Java/Kotlin</text:span>.</text:p>
      <text:p text:style-name="Text_20_body">Для складних 3D-ігор (типу Genshin Impact, PUBG) типовий підхід такий:</text:p>
      <text:list text:style-name="L29">
        <text:list-item>
          <text:p text:style-name="P50"><text:span text:style-name="Strong_20_Emphasis">Весь ігровий рушій і логіка клієнта (графіка, фізика, UI) — на C++ або C# (Unity).</text:span></text:p>
          <text:list>
            <text:list-item>
              <text:p text:style-name="P50">Наприклад, Genshin Impact зроблений на <text:span text:style-name="Strong_20_Emphasis">Unity (C#)</text:span>, а деякі AAA-проєкти — на <text:span text:style-name="Strong_20_Emphasis">Unreal Engine (C++/Blueprints)</text:span>.</text:p>
            </text:list-item>
            <text:list-item>
              <text:p text:style-name="P50">Це дозволяє запускати одну й ту ж гру на Android, iOS, ПК, PlayStation — без переписування з нуля.</text:p>
            </text:list-item>
          </text:list>
        </text:list-item>
        <text:list-item>
          <text:p text:style-name="P50"><text:span text:style-name="Strong_20_Emphasis">Java/Kotlin використовується лише як “обгортка” для Android</text:span>, щоб інтегрувати рушій у середовище Android (Activity, доступ до системи, реклами, пуш-сповіщень).</text:p>
          <text:list>
            <text:list-item>
              <text:p text:style-name="P50">Тобто APK містить:</text:p>
              <text:list>
                <text:list-item>
                  <text:p text:style-name="P50">маленьку частину коду на Java/Kotlin (щоб гра запускалася в Android),</text:p>
                </text:list-item>
                <text:list-item>
                  <text:p text:style-name="P50">основну бібліотеку (game engine), написану на C++ або C#.</text:p>
                </text:list-item>
              </text:list>
            </text:list-item>
          </text:list>
        </text:list-item>
        <text:list-item>
          <text:p text:style-name="P50"><text:span text:style-name="Strong_20_Emphasis">Серверна частина (бекенд)</text:span> — це окрема програма (не APK), що працює в хмарі чи на серверах. Вона може бути на <text:span text:style-name="Strong_20_Emphasis">Java, Go, C++, Node.js, Python</text:span> — це вже не залежить від платформи гравців.</text:p>
        </text:list-item>
      </text:list>
      <text:p text:style-name="Horizontal_20_Line"><text:soft-page-break/></text:p>
      <text:p text:style-name="Text_20_body">Отже, <text:span text:style-name="Strong_20_Emphasis">клієнт для Android — це переважно рушій (C#/C++) + мінімальний Java-шар для взаємодії з Android</text:span>, а не повністю Java-додаток, як звичайні утиліти чи прості ігри.</text:p>
      <text:p text:style-name="Text_20_body">Хочеш, щоб я:</text:p>
      <text:list text:style-name="L30">
        <text:list-item>
          <text:p text:style-name="P51"><text:span text:style-name="Strong_20_Emphasis">Намалював схему, як виглядає структура APK-файлу в такій грі (що де лежить і які мови)?</text:span></text:p>
        </text:list-item>
        <text:list-item>
          <text:p text:style-name="P51">Чи <text:span text:style-name="Strong_20_Emphasis">показав приклад, як Unity чи Unreal пакує гру в APK (і де там Java, а де C#)?</text:span></text:p>
        </text:list-item>
        <text:list-item>
          <text:p text:style-name="P51">Або обидва варіанти?</text:p>
        </text:list-item>
      </text:list>
      <text:p text:style-name="P11"/>
      <text:h text:style-name="P10" text:outline-level="2">******************************************************</text:h>
      <text:h text:style-name="P10" text:outline-level="2">******************************************************</text:h>
      <text:h text:style-name="P10" text:outline-level="2">******************************************************</text:h>
      <text:h text:style-name="P10" text:outline-level="2">******************************************************</text:h>
      <text:p text:style-name="P11">Добре, давай розберемо <text:span text:style-name="Strong_20_Emphasis">як можна зробити спрощений варіант онлайн-гри (2D, з сервером), щоб навчитися принципу, як у великих ігор типу Genshin Impact.</text:span></text:p>
      <text:p text:style-name="Text_20_body">Мета:</text:p>
      <text:list text:style-name="L31">
        <text:list-item>
          <text:p text:style-name="P52"><text:span text:style-name="Strong_20_Emphasis">Мати мобільний клієнт (Android)</text:span>, який підключається до сервера.</text:p>
        </text:list-item>
        <text:list-item>
          <text:p text:style-name="P52"><text:span text:style-name="Strong_20_Emphasis">Дані гравців зберігаються в хмарі</text:span> (щоб можна було продовжувати з будь-якого пристрою).</text:p>
        </text:list-item>
        <text:list-item>
          <text:p text:style-name="P52"><text:span text:style-name="Strong_20_Emphasis">Мультиплеєр — хоча б примітивний (чат або спільна сесія).</text:span></text:p>
        </text:list-item>
      </text:list>
      <text:p text:style-name="Horizontal_20_Line"/>
      <text:h text:style-name="Heading_20_2" text:outline-level="2"><text:span text:style-name="Strong_20_Emphasis">Кроки створення (спрощений варіант)</text:span></text:h>
      <text:h text:style-name="Heading_20_3" text:outline-level="3"><text:span text:style-name="Strong_20_Emphasis">1. Вибір рушія і мов</text:span></text:h>
      <text:p text:style-name="Text_20_body">Для початківця найпростіше:</text:p>
      <text:list text:style-name="L32">
        <text:list-item>
          <text:p text:style-name="P53"><text:span text:style-name="Strong_20_Emphasis">Unity (C#)</text:span> — можна збирати на Android і навіть на ПК одночасно.</text:p>
        </text:list-item>
        <text:list-item>
          <text:p text:style-name="P53">Хоча ти вчиш Java, для ігор з мережею Unity значно простіше, ніж нативний Android SDK.</text:p>
        </text:list-item>
      </text:list>
      <text:p text:style-name="Text_20_body">Якщо хочеш залишитися на Java:</text:p>
      <text:list text:style-name="L33">
        <text:list-item>
          <text:p text:style-name="P54">Можна взяти <text:span text:style-name="Strong_20_Emphasis">LibGDX</text:span> (Java-бібліотека для ігор) + <text:span text:style-name="Strong_20_Emphasis">Firebase</text:span> як сервер.</text:p>
        </text:list-item>
        <text:list-item>
          <text:p text:style-name="P54">Але це трохи складніше в плані реалізації мережі.</text:p>
        </text:list-item>
      </text:list>
      <text:p text:style-name="Horizontal_20_Line"/>
      <text:h text:style-name="Heading_20_3" text:outline-level="3"><text:span text:style-name="Strong_20_Emphasis">2. Бекенд (серверна частина)</text:span></text:h>
      <text:p text:style-name="Text_20_body">Найпростіший варіант — <text:span text:style-name="Strong_20_Emphasis">Firebase</text:span> (без власного сервера):</text:p>
      <text:list text:style-name="L34">
        <text:list-item>
          <text:p text:style-name="P55">Реєстрація акаунта Google Firebase.</text:p>
        </text:list-item>
        <text:list-item>
          <text:p text:style-name="P55">Можна використовувати:</text:p>
          <text:list>
            <text:list-item>
              <text:p text:style-name="P55"><text:span text:style-name="Strong_20_Emphasis">Firebase Realtime Database або Firestore</text:span> — зберігати дані гравців.</text:p>
            </text:list-item>
            <text:list-item>
              <text:p text:style-name="P55"><text:span text:style-name="Strong_20_Emphasis">Firebase Authentication</text:span> — щоб логінитись через Google/Facebook.</text:p>
            </text:list-item>
            <text:list-item>
              <text:p text:style-name="P55"><text:span text:style-name="Strong_20_Emphasis">Firebase Hosting або Cloud Functions</text:span> — для простої логіки (наприклад, підрахунок очок, чат).</text:p>
            </text:list-item>
          </text:list>
        </text:list-item>
      </text:list>
      <text:p text:style-name="Text_20_body"><text:soft-page-break/>Це безкоштовно (до певного обсягу) і не треба налаштовувати свої сервери.</text:p>
      <text:p text:style-name="Horizontal_20_Line"/>
      <text:h text:style-name="Heading_20_3" text:outline-level="3"><text:span text:style-name="Strong_20_Emphasis">3. Основні фічі (мінімум для навчального проєкту)</text:span></text:h>
      <text:p text:style-name="Text_20_body">Проста 2D-гра (наприклад, багатокористувацька арена чи кооперативна Snake):</text:p>
      <text:list text:style-name="L35">
        <text:list-item>
          <text:p text:style-name="P56">Гравець створює акаунт (через Google).</text:p>
        </text:list-item>
        <text:list-item>
          <text:p text:style-name="P56">Дані (нік, рівень, рекорди) зберігаються в Firebase.</text:p>
        </text:list-item>
        <text:list-item>
          <text:p text:style-name="P56">Кілька гравців можуть:</text:p>
          <text:list>
            <text:list-item>
              <text:p text:style-name="P56">Бачити один одного на карті (синхронізація через базу Firebase або Photon).</text:p>
            </text:list-item>
            <text:list-item>
              <text:p text:style-name="P56">Чатитись у грі.</text:p>
            </text:list-item>
          </text:list>
        </text:list-item>
        <text:list-item>
          <text:p text:style-name="P56">Прогрес зберігається і доступний з іншого пристрою.</text:p>
        </text:list-item>
      </text:list>
      <text:p text:style-name="Horizontal_20_Line"/>
      <text:h text:style-name="Heading_20_3" text:outline-level="3"><text:span text:style-name="Strong_20_Emphasis">4. Інструменти для мультиплеєра (спрощення)</text:span></text:h>
      <text:list text:style-name="L36">
        <text:list-item>
          <text:p text:style-name="P57"><text:span text:style-name="Strong_20_Emphasis">Photon Engine (PUN2)</text:span> — готова мережа для Unity (без серверної логіки).</text:p>
        </text:list-item>
        <text:list-item>
          <text:p text:style-name="P57"><text:span text:style-name="Strong_20_Emphasis">PlayFab (від Microsoft)</text:span> — для акаунтів, збереження даних і матчмейкінгу.</text:p>
        </text:list-item>
        <text:list-item>
          <text:p text:style-name="P57"><text:span text:style-name="Strong_20_Emphasis">Або тільки Firebase</text:span> (для простого збереження та синхронізації).</text:p>
        </text:list-item>
      </text:list>
      <text:p text:style-name="Horizontal_20_Line"/>
      <text:h text:style-name="Heading_20_3" text:outline-level="3"><text:span text:style-name="Strong_20_Emphasis">Що це дасть тобі?</text:span></text:h>
      <text:list text:style-name="L37">
        <text:list-item>
          <text:p text:style-name="P58">Ти навчишся, <text:span text:style-name="Strong_20_Emphasis">як клієнт і сервер обмінюються даними</text:span>.</text:p>
        </text:list-item>
        <text:list-item>
          <text:p text:style-name="P58">Зможеш зрозуміти, як реалізувати акаунти і хмарні збереження (як у Genshin).</text:p>
        </text:list-item>
        <text:list-item>
          <text:p text:style-name="P58">Потім можна ускладнювати: додати PvP, більше гравців, складнішу графіку.</text:p>
        </text:list-item>
      </text:list>
      <text:p text:style-name="Horizontal_20_Line"/>
      <text:p text:style-name="Text_20_body">Хочеш, щоб я:</text:p>
      <text:list text:style-name="L38">
        <text:list-item>
          <text:p text:style-name="P59"><text:span text:style-name="Strong_20_Emphasis">Склав покроковий туторіал (із кодом), як зробити примітивну гру з Firebase (логін + збереження даних)?</text:span></text:p>
        </text:list-item>
        <text:list-item>
          <text:p text:style-name="P59">Чи <text:span text:style-name="Strong_20_Emphasis">зробив план для першої мультиплеєрної гри (які бібліотеки і як поетапно будувати)?</text:span></text:p>
        </text:list-item>
        <text:list-item>
          <text:p text:style-name="P59">Або обидва варіанти?</text:p>
        </text:list-item>
      </text:list>
      <text:p text:style-name="P11"/>
      <text:h text:style-name="P10" text:outline-level="2">******************************************************</text:h>
      <text:h text:style-name="P10" text:outline-level="2">******************************************************</text:h>
      <text:h text:style-name="P10" text:outline-level="2">******************************************************</text:h>
      <text:h text:style-name="P10" text:outline-level="2">******************************************************</text:h>
      <text:p text:style-name="P9">Ігри рівня <text:span text:style-name="Strong_20_Emphasis">Genshin Impact</text:span>, Fortnite або PUBG працюють зовсім інакше, ніж звичайні мобільні додатки — вони не зберігають всю гру всередині APK чи IPA.</text:p>
      <text:p text:style-name="Text_20_body">Це <text:span text:style-name="Strong_20_Emphasis">кросплатформні онлайн-ігри</text:span>, де мобільний додаток — лише <text:span text:style-name="Strong_20_Emphasis">клієнт</text:span>, а основна логіка і дані живуть на сервері.</text:p>
      <text:p text:style-name="Horizontal_20_Line"/>
      <text:h text:style-name="Heading_20_3" text:outline-level="3"><text:soft-page-break/>Як побудована така система:</text:h>
      <text:list text:style-name="L39">
        <text:list-item>
          <text:p text:style-name="P60"><text:span text:style-name="Strong_20_Emphasis">Клієнт (на кожній платформі)</text:span></text:p>
          <text:list>
            <text:list-item>
              <text:p text:style-name="P60">Окремі програми для Android, iOS, Windows, PlayStation тощо.</text:p>
            </text:list-item>
            <text:list-item>
              <text:p text:style-name="P60">Вони здебільшого відповідають за графіку, управління і взаємодію з сервером.</text:p>
            </text:list-item>
            <text:list-item>
              <text:p text:style-name="P60">Пишуться не на Java/Kotlin (бо це надто повільно для 3D-графіки), а зазвичай:</text:p>
              <text:list>
                <text:list-item>
                  <text:p text:style-name="P60"><text:span text:style-name="Strong_20_Emphasis">C++</text:span> (основний код, рушій)</text:p>
                </text:list-item>
                <text:list-item>
                  <text:p text:style-name="P60"><text:span text:style-name="Strong_20_Emphasis">C# (Unity)</text:span> або <text:span text:style-name="Strong_20_Emphasis">C++/Blueprints (Unreal Engine)</text:span> — рушії для 3D ігор.</text:p>
                </text:list-item>
              </text:list>
            </text:list-item>
            <text:list-item>
              <text:p text:style-name="P60">APK чи IPA — це лише оболонка, яка підключається до серверів.</text:p>
            </text:list-item>
          </text:list>
        </text:list-item>
        <text:list-item>
          <text:p text:style-name="P60"><text:span text:style-name="Strong_20_Emphasis">Серверна частина (бекенд)</text:span></text:p>
          <text:list>
            <text:list-item>
              <text:p text:style-name="P60">Тут зберігається весь світ гри, дані про гравців, синхронізація боїв, економіка.</text:p>
            </text:list-item>
            <text:list-item>
              <text:p text:style-name="P60">Пишеться на мовах, які добре масштабуються: <text:span text:style-name="Strong_20_Emphasis">C++, Go, Java, Node.js, Python</text:span>.</text:p>
            </text:list-item>
            <text:list-item>
              <text:p text:style-name="P60">Сервери зазвичай розміщені в хмарі (AWS, Azure, Google Cloud) або на власних дата-центрах.</text:p>
            </text:list-item>
          </text:list>
        </text:list-item>
        <text:list-item>
          <text:p text:style-name="P60"><text:span text:style-name="Strong_20_Emphasis">База даних</text:span></text:p>
          <text:list>
            <text:list-item>
              <text:p text:style-name="P60">Зберігає акаунти, інвентар, прогрес гравців.</text:p>
            </text:list-item>
            <text:list-item>
              <text:p text:style-name="P60">Часто використовують комбінацію SQL (MySQL, PostgreSQL) і NoSQL (Redis, MongoDB) для швидкості.</text:p>
            </text:list-item>
          </text:list>
        </text:list-item>
        <text:list-item>
          <text:p text:style-name="P60"><text:span text:style-name="Strong_20_Emphasis">Кросплатформний акаунт і матчмейкінг</text:span></text:p>
          <text:list>
            <text:list-item>
              <text:p text:style-name="P60">Гравець реєструється через свій акаунт (Google Play, Facebook, Apple ID).</text:p>
            </text:list-item>
            <text:list-item>
              <text:p text:style-name="P60">Сервер зв’язує всі ці платформи, щоб гравці могли бачити один одного.</text:p>
            </text:list-item>
            <text:list-item>
              <text:p text:style-name="P60">Для авторизації часто використовують <text:span text:style-name="Strong_20_Emphasis">OAuth 2.0</text:span> (Facebook, Google API).</text:p>
            </text:list-item>
          </text:list>
        </text:list-item>
      </text:list>
      <text:p text:style-name="Horizontal_20_Line"/>
      <text:h text:style-name="Heading_20_3" text:outline-level="3">Чому це працює для багатьох платформ одночасно?</text:h>
      <text:list text:style-name="L40">
        <text:list-item>
          <text:p text:style-name="P61">Кожна платформа (Android, ПК, консолі) має <text:span text:style-name="Strong_20_Emphasis">свій клієнт</text:span>, але вони всі спілкуються з одним і тим самим бекендом.</text:p>
        </text:list-item>
        <text:list-item>
          <text:p text:style-name="P61">Весь «ігровий світ» зберігається на сервері, тому гравець може грати на телефоні, потім на ПК, і продовжувати з того ж місця.</text:p>
        </text:list-item>
        <text:list-item>
          <text:p text:style-name="P61">Головний код логіки (сервер) пишеться незалежно від платформи, клієнти лише «відображають» ігрові дані.</text:p>
        </text:list-item>
      </text:list>
      <text:p text:style-name="Horizontal_20_Line"/>
      <text:h text:style-name="Heading_20_3" text:outline-level="3">Що це означає для тебе (початківця)?</text:h>
      <text:list text:style-name="L41">
        <text:list-item>
          <text:p text:style-name="P62">Такі ігри роблять <text:span text:style-name="Strong_20_Emphasis">великі студії</text:span> з бюджетами у мільйони (Genshin Impact коштував сотні мільйонів).</text:p>
        </text:list-item>
        <text:list-item>
          <text:p text:style-name="P62">Для початку можна зробити <text:span text:style-name="Strong_20_Emphasis">простішу онлайн-гру</text:span> з подібним принципом (клієнт + сервер).</text:p>
        </text:list-item>
        <text:list-item>
          <text:p text:style-name="P62">Можна використати готові рушії і сервіси:</text:p>
          <text:list>
            <text:list-item>
              <text:p text:style-name="P62"><text:span text:style-name="Strong_20_Emphasis">Unity (C#)</text:span> — найпростіше для інді-розробника.</text:p>
            </text:list-item>
            <text:list-item>
              <text:p text:style-name="P62"><text:soft-page-break/><text:span text:style-name="Strong_20_Emphasis">PlayFab або Photon</text:span> — готові серверні рішення для мультиплеєра.</text:p>
            </text:list-item>
            <text:list-item>
              <text:p text:style-name="P62"><text:span text:style-name="Strong_20_Emphasis">Firebase (Google)</text:span> — як простий бекенд (бази даних, авторизація).</text:p>
            </text:list-item>
          </text:list>
        </text:list-item>
      </text:list>
      <text:p text:style-name="Horizontal_20_Line"/>
      <text:p text:style-name="Text_20_body">Хочеш, щоб я:</text:p>
      <text:list text:style-name="L42">
        <text:list-item>
          <text:p text:style-name="P63"><text:span text:style-name="Strong_20_Emphasis">Намалював схему (як виглядає архітектура онлайн-гри Genshin Impact-типу)?</text:span></text:p>
        </text:list-item>
        <text:list-item>
          <text:p text:style-name="P63"><text:span text:style-name="Strong_20_Emphasis">Показав, як можна зробити спрощений варіант (щоб навчитися) — наприклад, просту 2D-гру з сервером на Firebase?</text:span></text:p>
        </text:list-item>
        <text:list-item>
          <text:p text:style-name="P63">Чи обидва варіанти?</text:p>
        </text:list-item>
      </text:list>
      <text:p text:style-name="P9"/>
      <text:h text:style-name="P8" text:outline-level="2">******************************************************</text:h>
      <text:h text:style-name="P8" text:outline-level="2">******************************************************</text:h>
      <text:h text:style-name="P8" text:outline-level="2">******************************************************</text:h>
      <text:h text:style-name="P8" text:outline-level="2">******************************************************</text:h>
      <text:p text:style-name="P7">Це дуже хороше і практичне запитання. Дійсно, ручне введення тисяч слів — <text:span text:style-name="Strong_20_Emphasis">нераціонально</text:span>, і більшість розробників не створюють такі бази самостійно, а використовують <text:span text:style-name="Strong_20_Emphasis">готові джерела даних</text:span>.</text:p>
      <text:p text:style-name="Text_20_body">Ось <text:span text:style-name="Strong_20_Emphasis">покроково</text:span>, як зазвичай розробники вирішують таку задачу:</text:p>
      <text:p text:style-name="Horizontal_20_Line"/>
      <text:h text:style-name="Heading_20_2" text:outline-level="2">🧩 1. <text:span text:style-name="Strong_20_Emphasis">Використання відкритих словників (Open Dictionaries)</text:span></text:h>
      <text:p text:style-name="Text_20_body">Є великі відкриті джерела словників з перекладами, які <text:span text:style-name="Strong_20_Emphasis">легально можна використовувати</text:span> у своїх проектах:</text:p>
      <text:h text:style-name="Heading_20_3" text:outline-level="3">🔸 [<text:span text:style-name="Strong_20_Emphasis">Wiktionary</text:span> (Вікісловник)]</text:h>
      <text:list text:style-name="L43">
        <text:list-item>
          <text:p text:style-name="P64">Величезний відкритий словник, підтримується спільнотою.</text:p>
        </text:list-item>
        <text:list-item>
          <text:p text:style-name="P64">Можна <text:span text:style-name="Strong_20_Emphasis">скачати повну базу</text:span> (dump) для аналізу або знайти вже оброблені версії.</text:p>
        </text:list-item>
        <text:list-item>
          <text:p text:style-name="P64">Є багатомовні пари, включно з англійською ↔ українською/російською.</text:p>
        </text:list-item>
        <text:list-item>
          <text:p text:style-name="P64">💡 Формат: XML, JSON, TSV</text:p>
        </text:list-item>
      </text:list>
      <text:p text:style-name="Text_20_body"><text:span text:style-name="Strong_20_Emphasis">Де знайти:</text:span></text:p>
      <text:list text:style-name="L44">
        <text:list-item>
          <text:p text:style-name="P65"><text:a xlink:type="simple" xlink:href="https://dumps.wikimedia.org/" text:style-name="Internet_20_link" text:visited-style-name="Visited_20_Internet_20_Link">https://dumps.wikimedia.org/</text:a> – всі дампи</text:p>
        </text:list-item>
        <text:list-item>
          <text:p text:style-name="P65"><text:a xlink:type="simple" xlink:href="https://kaikki.org/" text:style-name="Internet_20_link" text:visited-style-name="Visited_20_Internet_20_Link">https://kaikki.org/</text:a> – оброблений Wiktionary у JSON</text:p>
        </text:list-item>
      </text:list>
      <text:p text:style-name="Horizontal_20_Line"/>
      <text:h text:style-name="Heading_20_3" text:outline-level="3">🔸 <text:a xlink:type="simple" xlink:href="https://github.com/omwn/omw-data" text:style-name="Internet_20_link" text:visited-style-name="Visited_20_Internet_20_Link"><text:span text:style-name="Strong_20_Emphasis">Open Multilingual Wordnet</text:span></text:a></text:h>
      <text:list text:style-name="L45">
        <text:list-item>
          <text:p text:style-name="P66">Багатомовна версія WordNet — великого лексичного ресурсу.</text:p>
        </text:list-item>
        <text:list-item>
          <text:p text:style-name="P66">Має структуру: слово → синоніми, переклади, визначення.</text:p>
        </text:list-item>
      </text:list>
      <text:p text:style-name="Horizontal_20_Line"/>
      <text:h text:style-name="Heading_20_3" text:outline-level="3">🔸 <text:a xlink:type="simple" xlink:href="https://tatoeba.org/" text:style-name="Internet_20_link" text:visited-style-name="Visited_20_Internet_20_Link"><text:span text:style-name="Strong_20_Emphasis">Tatoeba</text:span></text:a></text:h>
      <text:list text:style-name="L46">
        <text:list-item>
          <text:p text:style-name="P67">Проєкт зі збору прикладів речень з перекладами.</text:p>
        </text:list-item>
        <text:list-item>
          <text:p text:style-name="P67"><text:soft-page-break/>Дані доступні для завантаження (часто використовують для створення словників і flash-карток).</text:p>
        </text:list-item>
        <text:list-item>
          <text:p text:style-name="P67">💡 Додатково: можна витягати <text:span text:style-name="Strong_20_Emphasis">слівні пари</text:span> із прикладів.</text:p>
        </text:list-item>
      </text:list>
      <text:p text:style-name="Horizontal_20_Line"/>
      <text:h text:style-name="Heading_20_2" text:outline-level="2">🗂️ 2. <text:span text:style-name="Strong_20_Emphasis">Готові таблиці/словники у CSV, JSON, XML</text:span></text:h>
      <text:h text:style-name="Heading_20_3" text:outline-level="3">🔹 Приклади сайтів:</text:h>
      <text:list text:style-name="L47">
        <text:list-item>
          <text:p text:style-name="P68"><text:a xlink:type="simple" xlink:href="https://github.com/" text:style-name="Internet_20_link" text:visited-style-name="Visited_20_Internet_20_Link">https://github.com</text:a> — пошукай: <text:span text:style-name="Source_20_Text">english-ukrainian dictionary csv</text:span></text:p>
        </text:list-item>
        <text:list-item>
          <text:p text:style-name="P68"><text:a xlink:type="simple" xlink:href="https://freedict.org/" text:style-name="Internet_20_link" text:visited-style-name="Visited_20_Internet_20_Link">https://freedict.org</text:a> — багато словників (у форматі DSL/TEI/XML)</text:p>
        </text:list-item>
        <text:list-item>
          <text:p text:style-name="P68"><text:a xlink:type="simple" xlink:href="https://github.com/brown-uk/dict_uk" text:style-name="Internet_20_link" text:visited-style-name="Visited_20_Internet_20_Link">https://github.com/brown-uk/dict_uk</text:a> — український словник</text:p>
        </text:list-item>
        <text:list-item>
          <text:p text:style-name="P68"><text:a xlink:type="simple" xlink:href="https://github.com/korotkov/vocabularies" text:style-name="Internet_20_link" text:visited-style-name="Visited_20_Internet_20_Link">https://github.com/korotkov/vocabularies</text:a> — російські/англійські словники</text:p>
        </text:list-item>
      </text:list>
      <text:p text:style-name="Horizontal_20_Line"/>
      <text:h text:style-name="Heading_20_2" text:outline-level="2">🧠 3. <text:span text:style-name="Strong_20_Emphasis">API для отримання слів і перекладів</text:span></text:h>
      <text:p text:style-name="Text_20_body">Якщо не хочеш качати базу, а лише динамічно звертатись:</text:p>
      <text:h text:style-name="Heading_20_3" text:outline-level="3">🔸 <text:a xlink:type="simple" xlink:href="https://developer.oxforddictionaries.com/" text:style-name="Internet_20_link" text:visited-style-name="Visited_20_Internet_20_Link">Oxford Dictionary API</text:a></text:h>
      <text:h text:style-name="Heading_20_3" text:outline-level="3">🔸 <text:a xlink:type="simple" xlink:href="https://dictionaryapi.com/" text:style-name="Internet_20_link" text:visited-style-name="Visited_20_Internet_20_Link">Merriam-Webster API</text:a></text:h>
      <text:h text:style-name="Heading_20_3" text:outline-level="3">🔸 [Yandex Dictionary API (застарілий)]</text:h>
      <text:h text:style-name="Heading_20_3" text:outline-level="3">🔸 <text:a xlink:type="simple" xlink:href="https://www.linguarobot.io/" text:style-name="Internet_20_link" text:visited-style-name="Visited_20_Internet_20_Link">Lingua Robot API</text:a></text:h>
      <text:h text:style-name="Heading_20_3" text:outline-level="3">🔸 <text:a xlink:type="simple" xlink:href="https://glosbe.com/a-api" text:style-name="Internet_20_link" text:visited-style-name="Visited_20_Internet_20_Link">Glosbe API</text:a></text:h>
      <text:p text:style-name="Text_20_body">🟡 <text:span text:style-name="Strong_20_Emphasis">Мінус</text:span> — обмеження по кількості запитів, потрібна реєстрація, деякі платні.</text:p>
      <text:p text:style-name="Horizontal_20_Line"/>
      <text:h text:style-name="Heading_20_2" text:outline-level="2">🧰 4. <text:span text:style-name="Strong_20_Emphasis">Інші варіанти:</text:span></text:h>
      <text:list text:style-name="L48">
        <text:list-item>
          <text:p text:style-name="P69"><text:span text:style-name="Strong_20_Emphasis">Використання словників для Anki (AnkiDroid):</text:span><text:line-break/>Величезна кількість карток з перекладами в форматі <text:span text:style-name="Source_20_Text">.apkg</text:span> або <text:span text:style-name="Source_20_Text">.csv</text:span> — їх можна витягнути.<text:line-break/>Пошук: <text:a xlink:type="simple" xlink:href="https://ankiweb.net/shared/decks/english" text:style-name="Internet_20_link" text:visited-style-name="Visited_20_Internet_20_Link">https://ankiweb.net/shared/decks/english</text:a></text:p>
        </text:list-item>
        <text:list-item>
          <text:p text:style-name="P69"><text:span text:style-name="Strong_20_Emphasis">Скрапінг</text:span> сайтів — не рекомендується без дозволу, але іноді практикують.</text:p>
        </text:list-item>
      </text:list>
      <text:p text:style-name="Horizontal_20_Line"/>
      <text:h text:style-name="Heading_20_2" text:outline-level="2">🧪 5. <text:span text:style-name="Strong_20_Emphasis">Підключення до Android-проєкту</text:span></text:h>
      <text:p text:style-name="Text_20_body">Після завантаження:</text:p>
      <text:list text:style-name="L49">
        <text:list-item>
          <text:p text:style-name="P70">Формат <text:span text:style-name="Source_20_Text">CSV</text:span> чи <text:span text:style-name="Source_20_Text">JSON</text:span> — зручно зберігати в assets або Room базі.</text:p>
        </text:list-item>
        <text:list-item>
          <text:p text:style-name="P70">Можна зробити Room SQLite базу з перекладами.</text:p>
        </text:list-item>
        <text:list-item>
          <text:p text:style-name="P70">Або простий <text:span text:style-name="Source_20_Text">HashMap&lt;String, String&gt;</text:span> з JSON для офлайн-доступу.</text:p>
        </text:list-item>
      </text:list>
      <text:p text:style-name="Horizontal_20_Line"/>
      <text:h text:style-name="Heading_20_2" text:outline-level="2"><text:soft-page-break/>🔚 Висновок</text:h>
      <text:p text:style-name="Text_20_body">📌 <text:span text:style-name="Strong_20_Emphasis">Як роблять інші розробники:</text:span></text:p>
      <text:list text:style-name="L50">
        <text:list-item>
          <text:p text:style-name="P71">Використовують готові open-source словники.</text:p>
        </text:list-item>
        <text:list-item>
          <text:p text:style-name="P71">Підключають API, якщо потрібні живі визначення або синоніми.</text:p>
        </text:list-item>
        <text:list-item>
          <text:p text:style-name="P71">Рідко хто сам створює базу з нуля.</text:p>
        </text:list-item>
      </text:list>
      <text:p text:style-name="Text_20_body">💡 Хочеш — можу підібрати для тебе <text:span text:style-name="Strong_20_Emphasis">конкретний словник (англ→укр)</text:span> у форматі CSV чи JSON і допомогти інтегрувати його в Android.</text:p>
      <text:p text:style-name="Text_20_body">Скажи, що тебе цікавить:</text:p>
      <text:list text:style-name="L51">
        <text:list-item>
          <text:p text:style-name="P72">🔠 Які мови?</text:p>
        </text:list-item>
        <text:list-item>
          <text:p text:style-name="P72">📦 Формат: JSON, CSV, база?</text:p>
        </text:list-item>
        <text:list-item>
          <text:p text:style-name="P72">📱 Як будеш використовувати (офлайн/онлайн, просто переклад чи ще щось)?</text:p>
        </text:list-item>
      </text:list>
      <text:h text:style-name="P6" text:outline-level="2">******************************************************</text:h>
      <text:h text:style-name="P6" text:outline-level="2">******************************************************</text:h>
      <text:h text:style-name="P6" text:outline-level="2">******************************************************</text:h>
      <text:h text:style-name="P6" text:outline-level="2">******************************************************</text:h>
      <text:p text:style-name="P14">Ось <text:span text:style-name="Strong_20_Emphasis">основні типи розміток (layout containers)</text:span>, які можна використовувати в Android у <text:span text:style-name="Source_20_Text">activity_main.xml</text:span> або інших layout-файлах. Вони служать для організації елементів інтерфейсу в різний спосіб:</text:p>
      <text:p text:style-name="Horizontal_20_Line"/>
      <text:h text:style-name="Heading_20_3" text:outline-level="3">📦 <text:span text:style-name="Strong_20_Emphasis">Базові Layout-и:</text:span></text:h>
      <table:table table:name="Table9" table:style-name="Table9">
        <table:table-column table:style-name="Table9.A"/>
        <table:table-column table:style-name="Table9.B"/>
        <table:table-header-rows>
          <table:table-row>
            <table:table-cell table:style-name="Table9.A1" office:value-type="string">
              <text:p text:style-name="Table_20_Heading">Назва</text:p>
            </table:table-cell>
            <table:table-cell table:style-name="Table9.A1" office:value-type="string">
              <text:p text:style-name="Table_20_Heading">Опис</text:p>
            </table:table-cell>
          </table:table-row>
        </table:table-header-rows>
        <table:table-row>
          <table:table-cell table:style-name="Table9.A1" office:value-type="string">
            <text:p text:style-name="Table_20_Contents"><text:span text:style-name="Strong_20_Emphasis">LinearLayout</text:span></text:p>
          </table:table-cell>
          <table:table-cell table:style-name="Table9.A1" office:value-type="string">
            <text:p text:style-name="Table_20_Contents">Розташовує елементи <text:span text:style-name="Strong_20_Emphasis">по вертикалі</text:span> або <text:span text:style-name="Strong_20_Emphasis">по горизонталі</text:span>.</text:p>
          </table:table-cell>
        </table:table-row>
        <table:table-row>
          <table:table-cell table:style-name="Table9.A1" office:value-type="string">
            <text:p text:style-name="Table_20_Contents"><text:span text:style-name="Strong_20_Emphasis">RelativeLayout</text:span></text:p>
          </table:table-cell>
          <table:table-cell table:style-name="Table9.A1" office:value-type="string">
            <text:p text:style-name="Table_20_Contents">Розташовує елементи <text:span text:style-name="Strong_20_Emphasis">відносно один одного</text:span> або відносно батьківського контейнера.</text:p>
          </table:table-cell>
        </table:table-row>
        <table:table-row>
          <table:table-cell table:style-name="Table9.A1" office:value-type="string">
            <text:p text:style-name="Table_20_Contents"><text:span text:style-name="Strong_20_Emphasis">ConstraintLayout</text:span></text:p>
          </table:table-cell>
          <table:table-cell table:style-name="Table9.A1" office:value-type="string">
            <text:p text:style-name="Table_20_Contents">Потужний і гнучкий контейнер. Дозволяє <text:span text:style-name="Strong_20_Emphasis">встановлювати обмеження (constraints)</text:span> між елементами для точного позиціонування.</text:p>
          </table:table-cell>
        </table:table-row>
        <table:table-row>
          <table:table-cell table:style-name="Table9.A1" office:value-type="string">
            <text:p text:style-name="Table_20_Contents"><text:span text:style-name="Strong_20_Emphasis">FrameLayout</text:span></text:p>
          </table:table-cell>
          <table:table-cell table:style-name="Table9.A1" office:value-type="string">
            <text:p text:style-name="Table_20_Contents">Відображає <text:span text:style-name="Strong_20_Emphasis">один елемент поверх іншого</text:span> (стеково).</text:p>
          </table:table-cell>
        </table:table-row>
        <table:table-row>
          <table:table-cell table:style-name="Table9.A1" office:value-type="string">
            <text:p text:style-name="Table_20_Contents"><text:span text:style-name="Strong_20_Emphasis">TableLayout</text:span></text:p>
          </table:table-cell>
          <table:table-cell table:style-name="Table9.A1" office:value-type="string">
            <text:p text:style-name="Table_20_Contents">Організовує елементи в <text:span text:style-name="Strong_20_Emphasis">таблицю (рядки і стовпці)</text:span>.</text:p>
          </table:table-cell>
        </table:table-row>
        <table:table-row>
          <table:table-cell table:style-name="Table9.A1" office:value-type="string">
            <text:p text:style-name="Table_20_Contents"><text:span text:style-name="Strong_20_Emphasis">GridLayout</text:span></text:p>
          </table:table-cell>
          <table:table-cell table:style-name="Table9.A1" office:value-type="string">
            <text:p text:style-name="Table_20_Contents">Позиціонує елементи в <text:span text:style-name="Strong_20_Emphasis">сітці</text:span> з фіксованою кількістю рядків і стовпців.</text:p>
          </table:table-cell>
        </table:table-row>
      </table:table>
      <text:p text:style-name="Horizontal_20_Line"/>
      <text:h text:style-name="Heading_20_3" text:outline-level="3">🧩 <text:span text:style-name="Strong_20_Emphasis">Спеціальні Layout-и:</text:span></text:h>
      <table:table table:name="Table10" table:style-name="Table10">
        <table:table-column table:style-name="Table10.A"/>
        <table:table-column table:style-name="Table10.B"/>
        <table:table-header-rows>
          <table:table-row>
            <table:table-cell table:style-name="Table10.A1" office:value-type="string">
              <text:p text:style-name="Table_20_Heading">Назва</text:p>
            </table:table-cell>
            <table:table-cell table:style-name="Table10.A1" office:value-type="string">
              <text:p text:style-name="Table_20_Heading">Опис</text:p>
            </table:table-cell>
          </table:table-row>
        </table:table-header-rows>
        <table:table-row>
          <table:table-cell table:style-name="Table10.A1" office:value-type="string">
            <text:p text:style-name="Table_20_Contents"><text:span text:style-name="Strong_20_Emphasis">CoordinatorLayout</text:span></text:p>
          </table:table-cell>
          <table:table-cell table:style-name="Table10.A1" office:value-type="string">
            <text:p text:style-name="Table_20_Contents">Контейнер, що взаємодіє з іншими layout-ами (наприклад, з <text:span text:style-name="Source_20_Text">AppBarLayout</text:span>, <text:span text:style-name="Source_20_Text">FloatingActionButton</text:span>). Часто використовується у Material Design.</text:p>
          </table:table-cell>
        </table:table-row>
        <table:table-row>
          <table:table-cell table:style-name="Table10.A1" office:value-type="string">
            <text:p text:style-name="Table_20_Contents"><text:span text:style-name="Strong_20_Emphasis">DrawerLayout</text:span></text:p>
          </table:table-cell>
          <table:table-cell table:style-name="Table10.A1" office:value-type="string">
            <text:p text:style-name="Table_20_Contents">Використовується для реалізації <text:span text:style-name="Strong_20_Emphasis">бічного меню (navigation drawer)</text:span>.</text:p>
          </table:table-cell>
        </table:table-row>
        <table:table-row>
          <table:table-cell table:style-name="Table10.A1" office:value-type="string">
            <text:p text:style-name="Table_20_Contents"><text:span text:style-name="Strong_20_Emphasis">NavigationView</text:span></text:p>
          </table:table-cell>
          <table:table-cell table:style-name="Table10.A1" office:value-type="string">
            <text:p text:style-name="Table_20_Contents">Зазвичай вставляється в <text:span text:style-name="Source_20_Text">DrawerLayout</text:span>, відображає меню з навігаційними пунктами.</text:p>
          </table:table-cell>
        </table:table-row>
        <table:table-row>
          <table:table-cell table:style-name="Table10.A1" office:value-type="string">
            <text:p text:style-name="Table_20_Contents"><text:span text:style-name="Strong_20_Emphasis">ScrollView</text:span></text:p>
          </table:table-cell>
          <table:table-cell table:style-name="Table10.A1" office:value-type="string">
            <text:p text:style-name="Table_20_Contents">Дозволяє <text:span text:style-name="Strong_20_Emphasis">прокручувати вертикально</text:span> вміст, який не вміщується на екрані.</text:p>
          </table:table-cell>
        </table:table-row>
        <table:table-row>
          <table:table-cell table:style-name="Table10.A1" office:value-type="string">
            <text:p text:style-name="Table_20_Contents"><text:span text:style-name="Strong_20_Emphasis">HorizontalScrollView</text:span></text:p>
          </table:table-cell>
          <table:table-cell table:style-name="Table10.A1" office:value-type="string">
            <text:p text:style-name="Table_20_Contents">Те саме, але <text:span text:style-name="Strong_20_Emphasis">горизонтально</text:span>.</text:p>
          </table:table-cell>
        </table:table-row>
        <table:table-row>
          <table:table-cell table:style-name="Table10.A1" office:value-type="string">
            <text:p text:style-name="Table_20_Contents"><text:span text:style-name="Strong_20_Emphasis">NestedScrollView</text:span></text:p>
          </table:table-cell>
          <table:table-cell table:style-name="Table10.A1" office:value-type="string">
            <text:p text:style-name="Table_20_Contents">Покращена версія <text:span text:style-name="Source_20_Text">ScrollView</text:span>, що працює з <text:span text:style-name="Source_20_Text">CoordinatorLayout</text:span>.</text:p>
          </table:table-cell>
        </table:table-row>
        <table:table-row>
          <table:table-cell table:style-name="Table10.A1" office:value-type="string">
            <text:p text:style-name="Table_20_Contents"><text:span text:style-name="Strong_20_Emphasis">AppBarLayout</text:span></text:p>
          </table:table-cell>
          <table:table-cell table:style-name="Table10.A1" office:value-type="string">
            <text:p text:style-name="Table_20_Contents">Частина Material Design; використовується з <text:span text:style-name="Source_20_Text">Toolbar</text:span> або <text:soft-page-break/><text:span text:style-name="Source_20_Text">CollapsingToolbarLayout</text:span>.</text:p>
          </table:table-cell>
        </table:table-row>
        <table:table-row>
          <table:table-cell table:style-name="Table10.A1" office:value-type="string">
            <text:p text:style-name="Table_20_Contents"><text:span text:style-name="Strong_20_Emphasis">CollapsingToolbarLayout</text:span></text:p>
          </table:table-cell>
          <table:table-cell table:style-name="Table10.A1" office:value-type="string">
            <text:p text:style-name="Table_20_Contents">Анімований заголовок, який <text:span text:style-name="Strong_20_Emphasis">згортається при прокрутці</text:span>.</text:p>
          </table:table-cell>
        </table:table-row>
        <table:table-row>
          <table:table-cell table:style-name="Table10.A1" office:value-type="string">
            <text:p text:style-name="Table_20_Contents"><text:span text:style-name="Strong_20_Emphasis">SwipeRefreshLayout</text:span></text:p>
          </table:table-cell>
          <table:table-cell table:style-name="Table10.A1" office:value-type="string">
            <text:p text:style-name="Table_20_Contents">Додає можливість <text:span text:style-name="Strong_20_Emphasis">"потягни, щоб оновити"</text:span>.</text:p>
          </table:table-cell>
        </table:table-row>
        <table:table-row>
          <table:table-cell table:style-name="Table10.A1" office:value-type="string">
            <text:p text:style-name="Table_20_Contents"><text:span text:style-name="Strong_20_Emphasis">ConstraintLayout.Flow</text:span></text:p>
          </table:table-cell>
          <table:table-cell table:style-name="Table10.A1" office:value-type="string">
            <text:p text:style-name="Table_20_Contents">Додаткова можливість для автоматичної розкладки елементів (подібно до Flexbox).</text:p>
          </table:table-cell>
        </table:table-row>
      </table:table>
      <text:p text:style-name="Horizontal_20_Line"/>
      <text:h text:style-name="Heading_20_3" text:outline-level="3">🧪 <text:span text:style-name="Strong_20_Emphasis">Нові та експериментальні:</text:span></text:h>
      <table:table table:name="Table11" table:style-name="Table11">
        <table:table-column table:style-name="Table11.A"/>
        <table:table-column table:style-name="Table11.B"/>
        <table:table-header-rows>
          <table:table-row>
            <table:table-cell table:style-name="Table11.A1" office:value-type="string">
              <text:p text:style-name="Table_20_Heading">Назва</text:p>
            </table:table-cell>
            <table:table-cell table:style-name="Table11.A1" office:value-type="string">
              <text:p text:style-name="Table_20_Heading">Опис</text:p>
            </table:table-cell>
          </table:table-row>
        </table:table-header-rows>
        <table:table-row>
          <table:table-cell table:style-name="Table11.A1" office:value-type="string">
            <text:p text:style-name="Table_20_Contents"><text:span text:style-name="Strong_20_Emphasis">MotionLayout</text:span></text:p>
          </table:table-cell>
          <table:table-cell table:style-name="Table11.A1" office:value-type="string">
            <text:p text:style-name="Table_20_Contents">Наслідує <text:span text:style-name="Source_20_Text">ConstraintLayout</text:span>, але додає <text:span text:style-name="Strong_20_Emphasis">анімовані переходи</text:span> між станами інтерфейсу.</text:p>
          </table:table-cell>
        </table:table-row>
        <table:table-row>
          <table:table-cell table:style-name="Table11.A1" office:value-type="string">
            <text:p text:style-name="Table_20_Contents"><text:span text:style-name="Strong_20_Emphasis">FlexboxLayout</text:span> (з бібліотеки Google)</text:p>
          </table:table-cell>
          <table:table-cell table:style-name="Table11.A1" office:value-type="string">
            <text:p text:style-name="Table_20_Contents">Аналог CSS Flexbox: елементи <text:span text:style-name="Strong_20_Emphasis">автоматично переносяться</text:span> в залежності від розміру екрана.</text:p>
          </table:table-cell>
        </table:table-row>
        <table:table-row>
          <table:table-cell table:style-name="Table11.A1" office:value-type="string">
            <text:p text:style-name="Table_20_Contents"><text:span text:style-name="Strong_20_Emphasis">FlowLayout</text:span> (у <text:span text:style-name="Source_20_Text">ConstraintLayout</text:span>)</text:p>
          </table:table-cell>
          <table:table-cell table:style-name="Table11.A1" office:value-type="string">
            <text:p text:style-name="Table_20_Contents">Позиціює елементи в стилі "обтікання" (wrap), як у веб-розмітці.</text:p>
          </table:table-cell>
        </table:table-row>
      </table:table>
      <text:p text:style-name="Horizontal_20_Line"/>
      <text:h text:style-name="Heading_20_3" text:outline-level="3">📝 Приклад вкладеного використання:</text:h>
      <text:p text:style-name="Preformatted_20_Text"><text:span text:style-name="Source_20_Text">&lt;ScrollView&gt;</text:span></text:p>
      <text:p text:style-name="Preformatted_20_Text"><text:span text:style-name="Source_20_Text"><text:s text:c="4"/>&lt;LinearLayout orientation="vertical"&gt;</text:span></text:p>
      <text:p text:style-name="Preformatted_20_Text"><text:span text:style-name="Source_20_Text"><text:s text:c="8"/>&lt;TextView /&gt;</text:span></text:p>
      <text:p text:style-name="Preformatted_20_Text"><text:span text:style-name="Source_20_Text"><text:s text:c="8"/>&lt;Button /&gt;</text:span></text:p>
      <text:p text:style-name="Preformatted_20_Text"><text:span text:style-name="Source_20_Text"><text:s text:c="4"/>&lt;/LinearLayout&gt;</text:span></text:p>
      <text:p text:style-name="P2"><text:span text:style-name="Source_20_Text">&lt;/ScrollView&gt;</text:span></text:p>
      <text:p text:style-name="Horizontal_20_Line"/>
      <text:p text:style-name="Text_20_body">🔧 <text:span text:style-name="Strong_20_Emphasis">Порада:</text:span><text:line-break/>У сучасному Android розробці найчастіше використовують:</text:p>
      <text:list text:style-name="L52">
        <text:list-item>
          <text:p text:style-name="P73"><text:span text:style-name="Source_20_Text">ConstraintLayout</text:span> (гнучкий, оптимізований)</text:p>
        </text:list-item>
        <text:list-item>
          <text:p text:style-name="P73"><text:span text:style-name="Source_20_Text">ScrollView</text:span> (якщо вміст не влазить)</text:p>
        </text:list-item>
        <text:list-item>
          <text:p text:style-name="P73"><text:span text:style-name="Source_20_Text">CoordinatorLayout</text:span> (якщо є Material Design компоненти)</text:p>
        </text:list-item>
      </text:list>
      <text:p text:style-name="Horizontal_20_Line"/>
      <text:h text:style-name="P5" text:outline-level="2">******************************************************</text:h>
      <text:h text:style-name="P5" text:outline-level="2">******************************************************</text:h>
      <text:h text:style-name="P5" text:outline-level="2">******************************************************</text:h>
      <text:h text:style-name="P5" text:outline-level="2">******************************************************</text:h>
      <text:h text:style-name="Heading_20_2" text:outline-level="2">✅ <text:span text:style-name="Source_20_Text">@</text:span> — звернення до ресурсу</text:h>
      <text:p text:style-name="Text_20_body">Використовується для <text:span text:style-name="Strong_20_Emphasis">прямих посилань</text:span> на ресурс, який ви створили в ресурсних файлах (<text:span text:style-name="Source_20_Text">res/values/...</text:span>, <text:span text:style-name="Source_20_Text">res/drawable/...</text:span> тощо).</text:p>
      <text:h text:style-name="Heading_20_3" text:outline-level="3">Приклади: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Синтаксис</text:p>
            </table:table-cell>
            <table:table-cell table:style-name="Table1.A1" office:value-type="string">
              <text:p text:style-name="Table_20_Heading">Призначення</text:p>
            </table:table-cell>
            <table:table-cell table:style-name="Table1.A1" office:value-type="string">
              <text:p text:style-name="Table_20_Heading">Приклад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ource_20_Text">@id/</text:span></text:p>
          </table:table-cell>
          <table:table-cell table:style-name="Table1.A1" office:value-type="string">
            <text:p text:style-name="Table_20_Contents">Ідентифікатор view</text:p>
          </table:table-cell>
          <table:table-cell table:style-name="Table1.A1" office:value-type="string">
            <text:p text:style-name="Table_20_Contents"><text:span text:style-name="Source_20_Text">@+id/myButton</text:span></text:p>
          </table:table-cell>
        </table:table-row>
        <table:table-row>
          <table:table-cell table:style-name="Table1.A1" office:value-type="string">
            <text:p text:style-name="Table_20_Contents"><text:span text:style-name="Source_20_Text">@string/</text:span></text:p>
          </table:table-cell>
          <table:table-cell table:style-name="Table1.A1" office:value-type="string">
            <text:p text:style-name="Table_20_Contents">Рядковий ресурс</text:p>
          </table:table-cell>
          <table:table-cell table:style-name="Table1.A1" office:value-type="string">
            <text:p text:style-name="Table_20_Contents"><text:span text:style-name="Source_20_Text">@string/app_name</text:span></text:p>
          </table:table-cell>
        </table:table-row>
        <text:soft-page-break/>
        <table:table-row>
          <table:table-cell table:style-name="Table1.A1" office:value-type="string">
            <text:p text:style-name="Table_20_Contents"><text:span text:style-name="Source_20_Text">@color/</text:span></text:p>
          </table:table-cell>
          <table:table-cell table:style-name="Table1.A1" office:value-type="string">
            <text:p text:style-name="Table_20_Contents">Колір</text:p>
          </table:table-cell>
          <table:table-cell table:style-name="Table1.A1" office:value-type="string">
            <text:p text:style-name="Table_20_Contents"><text:span text:style-name="Source_20_Text">@color/my_primary_color</text:span></text:p>
          </table:table-cell>
        </table:table-row>
        <table:table-row>
          <table:table-cell table:style-name="Table1.A1" office:value-type="string">
            <text:p text:style-name="Table_20_Contents"><text:span text:style-name="Source_20_Text">@drawable/</text:span></text:p>
          </table:table-cell>
          <table:table-cell table:style-name="Table1.A1" office:value-type="string">
            <text:p text:style-name="Table_20_Contents">Зображення або xml drawable</text:p>
          </table:table-cell>
          <table:table-cell table:style-name="Table1.A1" office:value-type="string">
            <text:p text:style-name="Table_20_Contents"><text:span text:style-name="Source_20_Text">@drawable/logo</text:span></text:p>
          </table:table-cell>
        </table:table-row>
        <table:table-row>
          <table:table-cell table:style-name="Table1.A1" office:value-type="string">
            <text:p text:style-name="Table_20_Contents"><text:span text:style-name="Source_20_Text">@dimen/</text:span></text:p>
          </table:table-cell>
          <table:table-cell table:style-name="Table1.A1" office:value-type="string">
            <text:p text:style-name="Table_20_Contents">Розмір (dp, sp)</text:p>
          </table:table-cell>
          <table:table-cell table:style-name="Table1.A1" office:value-type="string">
            <text:p text:style-name="Table_20_Contents"><text:span text:style-name="Source_20_Text">@dimen/padding_large</text:span></text:p>
          </table:table-cell>
        </table:table-row>
        <table:table-row>
          <table:table-cell table:style-name="Table1.A1" office:value-type="string">
            <text:p text:style-name="Table_20_Contents"><text:span text:style-name="Source_20_Text">@style/</text:span></text:p>
          </table:table-cell>
          <table:table-cell table:style-name="Table1.A1" office:value-type="string">
            <text:p text:style-name="Table_20_Contents">Стиль</text:p>
          </table:table-cell>
          <table:table-cell table:style-name="Table1.A1" office:value-type="string">
            <text:p text:style-name="Table_20_Contents"><text:span text:style-name="Source_20_Text">@style/MyCustomStyle</text:span></text:p>
          </table:table-cell>
        </table:table-row>
        <table:table-row>
          <table:table-cell table:style-name="Table1.A1" office:value-type="string">
            <text:p text:style-name="Table_20_Contents"><text:span text:style-name="Source_20_Text">@layout/</text:span></text:p>
          </table:table-cell>
          <table:table-cell table:style-name="Table1.A1" office:value-type="string">
            <text:p text:style-name="Table_20_Contents">Layout-файл</text:p>
          </table:table-cell>
          <table:table-cell table:style-name="Table1.A1" office:value-type="string">
            <text:p text:style-name="Table_20_Contents"><text:span text:style-name="Source_20_Text">@layout/my_layout</text:span></text:p>
          </table:table-cell>
        </table:table-row>
        <table:table-row>
          <table:table-cell table:style-name="Table1.A1" office:value-type="string">
            <text:p text:style-name="Table_20_Contents"><text:span text:style-name="Source_20_Text">@font/</text:span></text:p>
          </table:table-cell>
          <table:table-cell table:style-name="Table1.A1" office:value-type="string">
            <text:p text:style-name="Table_20_Contents">Шрифт</text:p>
          </table:table-cell>
          <table:table-cell table:style-name="Table1.A1" office:value-type="string">
            <text:p text:style-name="Table_20_Contents"><text:span text:style-name="Source_20_Text">@font/my_font</text:span></text:p>
          </table:table-cell>
        </table:table-row>
        <table:table-row>
          <table:table-cell table:style-name="Table1.A1" office:value-type="string">
            <text:p text:style-name="Table_20_Contents"><text:span text:style-name="Source_20_Text">@anim/</text:span></text:p>
          </table:table-cell>
          <table:table-cell table:style-name="Table1.A1" office:value-type="string">
            <text:p text:style-name="Table_20_Contents">Анімації</text:p>
          </table:table-cell>
          <table:table-cell table:style-name="Table1.A1" office:value-type="string">
            <text:p text:style-name="Table_20_Contents"><text:span text:style-name="Source_20_Text">@anim/fade_in</text:span></text:p>
          </table:table-cell>
        </table:table-row>
        <table:table-row>
          <table:table-cell table:style-name="Table1.A1" office:value-type="string">
            <text:p text:style-name="Table_20_Contents"><text:span text:style-name="Source_20_Text">@xml/</text:span></text:p>
          </table:table-cell>
          <table:table-cell table:style-name="Table1.A1" office:value-type="string">
            <text:p text:style-name="Table_20_Contents">XML-файли (наприклад, preferences)</text:p>
          </table:table-cell>
          <table:table-cell table:style-name="Table1.A1" office:value-type="string">
            <text:p text:style-name="Table_20_Contents"><text:span text:style-name="Source_20_Text">@xml/settings</text:span></text:p>
          </table:table-cell>
        </table:table-row>
      </table:table>
      <text:p text:style-name="Horizontal_20_Line"/>
      <text:h text:style-name="Heading_20_2" text:outline-level="2">❓ <text:span text:style-name="Source_20_Text">?attr/</text:span> — звернення до <text:span text:style-name="Strong_20_Emphasis">атрибуту теми</text:span></text:h>
      <text:p text:style-name="Text_20_body">Використовується, коли ви хочете <text:span text:style-name="Strong_20_Emphasis">отримати значення з теми або стилю</text:span>.</text:p>
      <text:h text:style-name="Heading_20_3" text:outline-level="3">Приклади: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        <text:p text:style-name="Table_20_Heading">Синтаксис</text:p>
            </table:table-cell>
            <table:table-cell table:style-name="Table2.A1" office:value-type="string">
              <text:p text:style-name="Table_20_Heading">Призначення</text:p>
            </table:table-cell>
            <table:table-cell table:style-name="Table2.A1" office:value-type="string">
              <text:p text:style-name="Table_20_Heading">Приклад</text:p>
            </table:table-cell>
          </table:table-row>
        </table:table-header-rows>
        <table:table-row>
          <table:table-cell table:style-name="Table2.A1" office:value-type="string">
            <text:p text:style-name="Table_20_Contents"><text:span text:style-name="Source_20_Text">?attr/colorPrimary</text:span></text:p>
          </table:table-cell>
          <table:table-cell table:style-name="Table2.A1" office:value-type="string">
            <text:p text:style-name="Table_20_Contents">Колір з теми</text:p>
          </table:table-cell>
          <table:table-cell table:style-name="Table2.A1" office:value-type="string">
            <text:p text:style-name="Table_20_Contents"><text:span text:style-name="Source_20_Text">?attr/colorPrimary</text:span></text:p>
          </table:table-cell>
        </table:table-row>
        <table:table-row>
          <table:table-cell table:style-name="Table2.A1" office:value-type="string">
            <text:p text:style-name="Table_20_Contents"><text:span text:style-name="Source_20_Text">?android:attr/textColor</text:span></text:p>
          </table:table-cell>
          <table:table-cell table:style-name="Table2.A1" office:value-type="string">
            <text:p text:style-name="Table_20_Contents">Системний атрибут</text:p>
          </table:table-cell>
          <table:table-cell table:style-name="Table2.A1" office:value-type="string">
            <text:p text:style-name="Table_20_Contents"><text:span text:style-name="Source_20_Text">?android:attr/textColor</text:span></text:p>
          </table:table-cell>
        </table:table-row>
      </table:table>
      <text:p text:style-name="Text_20_body">🔸 Це дозволяє зробити додаток гнучкішим і адаптивним до темної/світлої теми, оскільки значення автоматично змінюються відповідно до теми.</text:p>
      <text:p text:style-name="Horizontal_20_Line"/>
      <text:h text:style-name="Heading_20_2" text:outline-level="2">🔄 Різниця між <text:span text:style-name="Source_20_Text">@</text:span> і <text:span text:style-name="Source_20_Text">?</text:span>:</text:h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header-rows>
          <table:table-row>
            <table:table-cell table:style-name="Table5.A1" office:value-type="string">
              <text:p text:style-name="Table_20_Heading">Синтаксис</text:p>
            </table:table-cell>
            <table:table-cell table:style-name="Table5.A1" office:value-type="string">
              <text:p text:style-name="Table_20_Heading">Джерело даних</text:p>
            </table:table-cell>
            <table:table-cell table:style-name="Table5.A1" office:value-type="string">
              <text:p text:style-name="Table_20_Heading">Гнучкість</text:p>
            </table:table-cell>
            <table:table-cell table:style-name="Table5.A1" office:value-type="string">
              <text:p text:style-name="Table_20_Heading">Приклад</text:p>
            </table:table-cell>
          </table:table-row>
        </table:table-header-rows>
        <table:table-row>
          <table:table-cell table:style-name="Table5.A1" office:value-type="string">
            <text:p text:style-name="Table_20_Contents"><text:span text:style-name="Source_20_Text">@color/</text:span></text:p>
          </table:table-cell>
          <table:table-cell table:style-name="Table5.A1" office:value-type="string">
            <text:p text:style-name="Table_20_Contents">Жорстко заданий ресурс</text:p>
          </table:table-cell>
          <table:table-cell table:style-name="Table5.A1" office:value-type="string">
            <text:p text:style-name="Table_20_Contents">Менше гнучкості</text:p>
          </table:table-cell>
          <table:table-cell table:style-name="Table5.A1" office:value-type="string">
            <text:p text:style-name="Table_20_Contents"><text:span text:style-name="Source_20_Text">@color/white</text:span></text:p>
          </table:table-cell>
        </table:table-row>
        <table:table-row>
          <table:table-cell table:style-name="Table5.A1" office:value-type="string">
            <text:p text:style-name="Table_20_Contents"><text:span text:style-name="Source_20_Text">?attr/</text:span></text:p>
          </table:table-cell>
          <table:table-cell table:style-name="Table5.A1" office:value-type="string">
            <text:p text:style-name="Table_20_Contents">Тема (dynamic)</text:p>
          </table:table-cell>
          <table:table-cell table:style-name="Table5.A1" office:value-type="string">
            <text:p text:style-name="Table_20_Contents">Більше гнучкості</text:p>
          </table:table-cell>
          <table:table-cell table:style-name="Table5.A1" office:value-type="string">
            <text:p text:style-name="Table_20_Contents"><text:span text:style-name="Source_20_Text">?attr/colorPrimary</text:span></text:p>
          </table:table-cell>
        </table:table-row>
      </table:table>
      <text:p text:style-name="Horizontal_20_Line"/>
      <text:h text:style-name="Heading_20_2" text:outline-level="2">🔧 Додатково:</text:h>
      <text:list text:style-name="L53">
        <text:list-item>
          <text:p text:style-name="P74"><text:span text:style-name="Source_20_Text">@+id/viewId</text:span> — створення нового ID</text:p>
        </text:list-item>
        <text:list-item>
          <text:p text:style-name="P74"><text:span text:style-name="Source_20_Text">@id/viewId</text:span> — використання вже існуючого ID</text:p>
        </text:list-item>
        <text:list-item>
          <text:p text:style-name="P74"><text:span text:style-name="Source_20_Text">@android:color/black</text:span> — використання системного ресурсу (вбудованого в Android)</text:p>
        </text:list-item>
        <text:list-item>
          <text:p text:style-name="P74"><text:span text:style-name="Source_20_Text">?android:attr/</text:span> — звернення до системного атрибуту теми</text:p>
        </text:list-item>
      </text:list>
      <text:p text:style-name="Horizontal_20_Line"/>
      <text:h text:style-name="Heading_20_2" text:outline-level="2">🧾 <text:span text:style-name="Strong_20_Emphasis">Шпаргалка: Використання ресурсів в Android XML</text:span></text:h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header-rows>
          <table:table-row>
            <table:table-cell table:style-name="Table6.A1" office:value-type="string">
              <text:p text:style-name="Table_20_Heading">Синтаксис</text:p>
            </table:table-cell>
            <table:table-cell table:style-name="Table6.A1" office:value-type="string">
              <text:p text:style-name="Table_20_Heading">Призначення</text:p>
            </table:table-cell>
            <table:table-cell table:style-name="Table6.A1" office:value-type="string">
              <text:p text:style-name="Table_20_Heading">Приклад</text:p>
            </table:table-cell>
            <table:table-cell table:style-name="Table6.A1" office:value-type="string">
              <text:p text:style-name="Table_20_Heading">Коментар</text:p>
            </table:table-cell>
          </table:table-row>
        </table:table-header-rows>
        <table:table-row>
          <table:table-cell table:style-name="Table6.A1" office:value-type="string">
            <text:p text:style-name="Table_20_Contents"><text:span text:style-name="Source_20_Text">@+id/your_id</text:span></text:p>
          </table:table-cell>
          <table:table-cell table:style-name="Table6.A1" office:value-type="string">
            <text:p text:style-name="Table_20_Contents">Створити новий ID ресурсу</text:p>
          </table:table-cell>
          <table:table-cell table:style-name="Table6.A1" office:value-type="string">
            <text:p text:style-name="Table_20_Contents"><text:span text:style-name="Source_20_Text">@+id/buttonStart</text:span></text:p>
          </table:table-cell>
          <table:table-cell table:style-name="Table6.A1" office:value-type="string">
            <text:p text:style-name="Table_20_Contents">Аналог <text:span text:style-name="Source_20_Text">new</text:span> — створює ID</text:p>
          </table:table-cell>
        </table:table-row>
        <table:table-row>
          <table:table-cell table:style-name="Table6.A1" office:value-type="string">
            <text:p text:style-name="Table_20_Contents"><text:span text:style-name="Source_20_Text">@id/your_id</text:span></text:p>
          </table:table-cell>
          <table:table-cell table:style-name="Table6.A1" office:value-type="string">
            <text:p text:style-name="Table_20_Contents">Посилання на вже створений ID</text:p>
          </table:table-cell>
          <table:table-cell table:style-name="Table6.A1" office:value-type="string">
            <text:p text:style-name="Table_20_Contents"><text:span text:style-name="Source_20_Text">@id/buttonStart</text:span></text:p>
          </table:table-cell>
          <table:table-cell table:style-name="Table6.A1" office:value-type="string">
            <text:p text:style-name="Table_20_Contents">Використовує вже існуючий ID</text:p>
          </table:table-cell>
        </table:table-row>
        <table:table-row>
          <table:table-cell table:style-name="Table6.A1" office:value-type="string">
            <text:p text:style-name="Table_20_Contents"><text:span text:style-name="Source_20_Text">@string/your_string</text:span></text:p>
          </table:table-cell>
          <table:table-cell table:style-name="Table6.A1" office:value-type="string">
            <text:p text:style-name="Table_20_Contents">Рядковий ресурс</text:p>
          </table:table-cell>
          <table:table-cell table:style-name="Table6.A1" office:value-type="string">
            <text:p text:style-name="Table_20_Contents"><text:span text:style-name="Source_20_Text">@string/app_name</text:span></text:p>
          </table:table-cell>
          <table:table-cell table:style-name="Table6.A1" office:value-type="string">
            <text:p text:style-name="Table_20_Contents">Зберігається в <text:span text:style-name="Source_20_Text">res/values/strings.xml</text:span></text:p>
          </table:table-cell>
        </table:table-row>
        <text:soft-page-break/>
        <table:table-row>
          <table:table-cell table:style-name="Table6.A1" office:value-type="string">
            <text:p text:style-name="Table_20_Contents"><text:span text:style-name="Source_20_Text">@color/your_color</text:span></text:p>
          </table:table-cell>
          <table:table-cell table:style-name="Table6.A1" office:value-type="string">
            <text:p text:style-name="Table_20_Contents">Колір (жорстко заданий)</text:p>
          </table:table-cell>
          <table:table-cell table:style-name="Table6.A1" office:value-type="string">
            <text:p text:style-name="Table_20_Contents"><text:span text:style-name="Source_20_Text">@color/white</text:span></text:p>
          </table:table-cell>
          <table:table-cell table:style-name="Table6.A1" office:value-type="string">
            <text:p text:style-name="Table_20_Contents">Власні кольори, зберігаються в <text:span text:style-name="Source_20_Text">res/values/colors.xml</text:span></text:p>
          </table:table-cell>
        </table:table-row>
        <table:table-row>
          <table:table-cell table:style-name="Table6.A1" office:value-type="string">
            <text:p text:style-name="Table_20_Contents"><text:span text:style-name="Source_20_Text">@drawable/your_drawable</text:span></text:p>
          </table:table-cell>
          <table:table-cell table:style-name="Table6.A1" office:value-type="string">
            <text:p text:style-name="Table_20_Contents">Зображення або XML-ресурс</text:p>
          </table:table-cell>
          <table:table-cell table:style-name="Table6.A1" office:value-type="string">
            <text:p text:style-name="Table_20_Contents"><text:span text:style-name="Source_20_Text">@drawable/logo</text:span></text:p>
          </table:table-cell>
          <table:table-cell table:style-name="Table6.A1" office:value-type="string">
            <text:p text:style-name="Table_20_Contents">PNG, JPG, SVG або XML-файл</text:p>
          </table:table-cell>
        </table:table-row>
        <table:table-row>
          <table:table-cell table:style-name="Table6.A1" office:value-type="string">
            <text:p text:style-name="Table_20_Contents"><text:span text:style-name="Source_20_Text">@dimen/your_dimen</text:span></text:p>
          </table:table-cell>
          <table:table-cell table:style-name="Table6.A1" office:value-type="string">
            <text:p text:style-name="Table_20_Contents">Розміри (dp, sp)</text:p>
          </table:table-cell>
          <table:table-cell table:style-name="Table6.A1" office:value-type="string">
            <text:p text:style-name="Table_20_Contents"><text:span text:style-name="Source_20_Text">@dimen/margin_small</text:span></text:p>
          </table:table-cell>
          <table:table-cell table:style-name="Table6.A1" office:value-type="string">
            <text:p text:style-name="Table_20_Contents">Наприклад: <text:span text:style-name="Source_20_Text">16dp</text:span>, <text:span text:style-name="Source_20_Text">20sp</text:span></text:p>
          </table:table-cell>
        </table:table-row>
        <table:table-row>
          <table:table-cell table:style-name="Table6.A1" office:value-type="string">
            <text:p text:style-name="Table_20_Contents"><text:span text:style-name="Source_20_Text">@layout/your_layout</text:span></text:p>
          </table:table-cell>
          <table:table-cell table:style-name="Table6.A1" office:value-type="string">
            <text:p text:style-name="Table_20_Contents">Layout-файл</text:p>
          </table:table-cell>
          <table:table-cell table:style-name="Table6.A1" office:value-type="string">
            <text:p text:style-name="Table_20_Contents"><text:span text:style-name="Source_20_Text">@layout/activity_main</text:span></text:p>
          </table:table-cell>
          <table:table-cell table:style-name="Table6.A1" office:value-type="string">
            <text:p text:style-name="Table_20_Contents">Використовується для включення або навігації</text:p>
          </table:table-cell>
        </table:table-row>
        <table:table-row>
          <table:table-cell table:style-name="Table6.A1" office:value-type="string">
            <text:p text:style-name="Table_20_Contents"><text:span text:style-name="Source_20_Text">@style/your_style</text:span></text:p>
          </table:table-cell>
          <table:table-cell table:style-name="Table6.A1" office:value-type="string">
            <text:p text:style-name="Table_20_Contents">Стиль</text:p>
          </table:table-cell>
          <table:table-cell table:style-name="Table6.A1" office:value-type="string">
            <text:p text:style-name="Table_20_Contents"><text:span text:style-name="Source_20_Text">@style/Widget.MyButtonStyle</text:span></text:p>
          </table:table-cell>
          <table:table-cell table:style-name="Table6.A1" office:value-type="string">
            <text:p text:style-name="Table_20_Contents">Стилізація вигляду елементів</text:p>
          </table:table-cell>
        </table:table-row>
        <table:table-row>
          <table:table-cell table:style-name="Table6.A1" office:value-type="string">
            <text:p text:style-name="Table_20_Contents"><text:span text:style-name="Source_20_Text">@font/your_font</text:span></text:p>
          </table:table-cell>
          <table:table-cell table:style-name="Table6.A1" office:value-type="string">
            <text:p text:style-name="Table_20_Contents">Шрифт</text:p>
          </table:table-cell>
          <table:table-cell table:style-name="Table6.A1" office:value-type="string">
            <text:p text:style-name="Table_20_Contents"><text:span text:style-name="Source_20_Text">@font/roboto_medium</text:span></text:p>
          </table:table-cell>
          <table:table-cell table:style-name="Table6.A1" office:value-type="string">
            <text:p text:style-name="Table_20_Contents">Використовується з <text:span text:style-name="Source_20_Text">android:fontFamily</text:span></text:p>
          </table:table-cell>
        </table:table-row>
        <table:table-row>
          <table:table-cell table:style-name="Table6.A1" office:value-type="string">
            <text:p text:style-name="Table_20_Contents"><text:span text:style-name="Source_20_Text">@xml/your_file</text:span></text:p>
          </table:table-cell>
          <table:table-cell table:style-name="Table6.A1" office:value-type="string">
            <text:p text:style-name="Table_20_Contents">Інші XML-файли (напр. преференси, навігація)</text:p>
          </table:table-cell>
          <table:table-cell table:style-name="Table6.A1" office:value-type="string">
            <text:p text:style-name="Table_20_Contents"><text:span text:style-name="Source_20_Text">@xml/preferences</text:span></text:p>
          </table:table-cell>
          <table:table-cell table:style-name="Table6.A1" office:value-type="string">
            <text:p text:style-name="Table_20_Contents">Містить дані в XML форматі</text:p>
          </table:table-cell>
        </table:table-row>
        <table:table-row>
          <table:table-cell table:style-name="Table6.A1" office:value-type="string">
            <text:p text:style-name="Table_20_Contents"><text:span text:style-name="Source_20_Text">@anim/your_anim</text:span></text:p>
          </table:table-cell>
          <table:table-cell table:style-name="Table6.A1" office:value-type="string">
            <text:p text:style-name="Table_20_Contents">Анімації</text:p>
          </table:table-cell>
          <table:table-cell table:style-name="Table6.A1" office:value-type="string">
            <text:p text:style-name="Table_20_Contents"><text:span text:style-name="Source_20_Text">@anim/fade_in</text:span></text:p>
          </table:table-cell>
          <table:table-cell table:style-name="Table6.A1" office:value-type="string">
            <text:p text:style-name="Table_20_Contents">Наприклад, для переходів</text:p>
          </table:table-cell>
        </table:table-row>
      </table:table>
      <text:p text:style-name="Horizontal_20_Line"/>
      <text:h text:style-name="Heading_20_2" text:outline-level="2">🎨 <text:span text:style-name="Strong_20_Emphasis">Атрибути теми (динамічні)</text:span> — <text:span text:style-name="Source_20_Text">?attr/...</text:span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header-rows>
          <table:table-row>
            <table:table-cell table:style-name="Table7.A1" office:value-type="string">
              <text:p text:style-name="Table_20_Heading">Синтаксис</text:p>
            </table:table-cell>
            <table:table-cell table:style-name="Table7.A1" office:value-type="string">
              <text:p text:style-name="Table_20_Heading">Призначення</text:p>
            </table:table-cell>
            <table:table-cell table:style-name="Table7.A1" office:value-type="string">
              <text:p text:style-name="Table_20_Heading">Приклад</text:p>
            </table:table-cell>
            <table:table-cell table:style-name="Table7.A1" office:value-type="string">
              <text:p text:style-name="Table_20_Heading">Коментар</text:p>
            </table:table-cell>
          </table:table-row>
        </table:table-header-rows>
        <table:table-row>
          <table:table-cell table:style-name="Table7.A1" office:value-type="string">
            <text:p text:style-name="Table_20_Contents"><text:span text:style-name="Source_20_Text">?attr/colorPrimary</text:span></text:p>
          </table:table-cell>
          <table:table-cell table:style-name="Table7.A1" office:value-type="string">
            <text:p text:style-name="Table_20_Contents">Основний колір теми</text:p>
          </table:table-cell>
          <table:table-cell table:style-name="Table7.A1" office:value-type="string">
            <text:p text:style-name="Table_20_Contents"><text:span text:style-name="Source_20_Text">?attr/colorPrimary</text:span></text:p>
          </table:table-cell>
          <table:table-cell table:style-name="Table7.A1" office:value-type="string">
            <text:p text:style-name="Table_20_Contents">Колір змінюється разом із темою (світла/темна)</text:p>
          </table:table-cell>
        </table:table-row>
        <table:table-row>
          <table:table-cell table:style-name="Table7.A1" office:value-type="string">
            <text:p text:style-name="Table_20_Contents"><text:span text:style-name="Source_20_Text">?android:attr/textColor</text:span></text:p>
          </table:table-cell>
          <table:table-cell table:style-name="Table7.A1" office:value-type="string">
            <text:p text:style-name="Table_20_Contents">Системний текстовий колір</text:p>
          </table:table-cell>
          <table:table-cell table:style-name="Table7.A1" office:value-type="string">
            <text:p text:style-name="Table_20_Contents"><text:span text:style-name="Source_20_Text">?android:attr/textColor</text:span></text:p>
          </table:table-cell>
          <table:table-cell table:style-name="Table7.A1" office:value-type="string">
            <text:p text:style-name="Table_20_Contents">Вбудовані в Android атрибути</text:p>
          </table:table-cell>
        </table:table-row>
        <table:table-row>
          <table:table-cell table:style-name="Table7.A1" office:value-type="string">
            <text:p text:style-name="Table_20_Contents"><text:span text:style-name="Source_20_Text">?attr/actionBarSize</text:span></text:p>
          </table:table-cell>
          <table:table-cell table:style-name="Table7.A1" office:value-type="string">
            <text:p text:style-name="Table_20_Contents">Висота Action Bar</text:p>
          </table:table-cell>
          <table:table-cell table:style-name="Table7.A1" office:value-type="string">
            <text:p text:style-name="Table_20_Contents"><text:span text:style-name="Source_20_Text">android:layout_height="?attr/actionBarSize"</text:span></text:p>
          </table:table-cell>
          <table:table-cell table:style-name="Table7.A1" office:value-type="string">
            <text:p text:style-name="Table_20_Contents">Для автоматичної адаптації</text:p>
          </table:table-cell>
        </table:table-row>
      </table:table>
      <text:p text:style-name="Horizontal_20_Line"/>
      <text:h text:style-name="Heading_20_2" text:outline-level="2">💡 Різниця: <text:span text:style-name="Source_20_Text">@color/</text:span> vs <text:span text:style-name="Source_20_Text">?attr/</text:span></text:h>
      <table:table table:name="Table8" table:style-name="Table8">
        <table:table-column table:style-name="Table8.A"/>
        <table:table-column table:style-name="Table8.B"/>
        <table:table-header-rows>
          <table:table-row>
            <table:table-cell table:style-name="Table8.A1" office:value-type="string">
              <text:p text:style-name="Table_20_Heading"><text:span text:style-name="Source_20_Text">@color/my_color</text:span></text:p>
            </table:table-cell>
            <table:table-cell table:style-name="Table8.A1" office:value-type="string">
              <text:p text:style-name="Table_20_Heading">Конкретне значення (жорстко задане)</text:p>
            </table:table-cell>
          </table:table-row>
        </table:table-header-rows>
        <table:table-row>
          <table:table-cell table:style-name="Table8.A1" office:value-type="string">
            <text:p text:style-name="Table_20_Contents"><text:span text:style-name="Source_20_Text">?attr/colorPrimary</text:span></text:p>
          </table:table-cell>
          <table:table-cell table:style-name="Table8.A1" office:value-type="string">
            <text:p text:style-name="Table_20_Contents">Динамічне значення з теми (може змінюватися)</text:p>
          </table:table-cell>
        </table:table-row>
      </table:table>
      <text:p text:style-name="Horizontal_20_Line"/>
      <text:h text:style-name="Heading_20_2" text:outline-level="2">🟨 Порада:</text:h>
      <text:list text:style-name="L54">
        <text:list-item>
          <text:p text:style-name="P75">Використовуй <text:span text:style-name="Source_20_Text">?attr/</text:span> там, де потрібна адаптація до теми (наприклад, при підтримці dark mode).</text:p>
        </text:list-item>
        <text:list-item>
          <text:p text:style-name="P75">Використовуй <text:span text:style-name="Source_20_Text">@color/</text:span> для статичних, конкретних кольорів.</text:p>
        </text:list-item>
      </text:list>
      <text:p text:style-name="P4"/>
      <text:h text:style-name="P5" text:outline-level="2"><text:soft-page-break/>******************************************************</text:h>
      <text:h text:style-name="P5" text:outline-level="2">******************************************************</text:h>
      <text:h text:style-name="P5" text:outline-level="2">******************************************************</text:h>
      <text:h text:style-name="P5" text:outline-level="2">******************************************************</text:h>
      <text:p text:style-name="P13"/>
      <text:h text:style-name="Heading_20_2" text:outline-level="2"><text:s/>Що відбувається у твоєму прикладі?</text:h>
      <text:p text:style-name="P2"><text:span text:style-name="Source_20_Text">app:srcCompat="@drawable/ic_queue_music_blue_24dp"</text:span></text:p>
      <text:p text:style-name="Text_20_body">Цей рядок у <text:span text:style-name="Source_20_Text">ImageView</text:span> посилається на <text:span text:style-name="Strong_20_Emphasis">векторний XML-файл</text:span>, який знаходиться у папці:</text:p>
      <text:p text:style-name="P2"><text:span text:style-name="Source_20_Text">res/drawable/ic_queue_music_blue_24dp.xml</text:span></text:p>
      <text:p text:style-name="Text_20_body">Цей XML-файл містить інструкції, <text:span text:style-name="Strong_20_Emphasis">як малювати зображення</text:span> — тобто, не зберігає пікселі, як .png або .jpg, а зберігає опис фігур у вигляді векторів (path).</text:p>
      <text:p text:style-name="Horizontal_20_Line"/>
      <text:h text:style-name="Heading_20_2" text:outline-level="2">🖼 Що таке <text:span text:style-name="Strong_20_Emphasis">векторне зображення</text:span>?</text:h>
      <text:p text:style-name="Text_20_body">Векторне зображення — це зображення, яке описується математично:</text:p>
      <text:list text:style-name="L55">
        <text:list-item>
          <text:p text:style-name="P76">Наприклад, лінії, криві, прямокутники, кола, кольори — <text:span text:style-name="Strong_20_Emphasis">все задається через параметри</text:span>, а не як сітка пікселів.</text:p>
        </text:list-item>
        <text:list-item>
          <text:p text:style-name="P76">Це дозволяє масштабувати зображення без втрати якості.</text:p>
        </text:list-item>
      </text:list>
      <text:p text:style-name="Text_20_body">У Android для цього є спеціальний формат: <text:span text:style-name="Strong_20_Emphasis">VectorDrawable</text:span>, який записується у <text:span text:style-name="Source_20_Text">.xml</text:span> файлах.</text:p>
      <text:p text:style-name="Horizontal_20_Line"/>
      <text:h text:style-name="Heading_20_2" text:outline-level="2">📂 Де зберігати такі файли?</text:h>
      <text:p text:style-name="Text_20_body">Вони зберігаються у звичайній папці:</text:p>
      <text:p text:style-name="P2"><text:span text:style-name="Source_20_Text">res/drawable/</text:span></text:p>
      <text:p text:style-name="Text_20_body">Ти можеш завантажити SVG або створити іконку прямо в Android Studio:</text:p>
      <text:p text:style-name="Text_20_body">🛠 <text:span text:style-name="Strong_20_Emphasis">File → New → Vector Asset</text:span><text:line-break/>(Він згенерує <text:span text:style-name="Source_20_Text">.xml</text:span> файл автоматично)</text:p>
      <text:p text:style-name="Horizontal_20_Line"/>
      <text:h text:style-name="Heading_20_2" text:outline-level="2">✅ Переваги VectorDrawable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3.A1" office:value-type="string">
              <text:p text:style-name="Table_20_Heading">Перевага</text:p>
            </table:table-cell>
            <table:table-cell table:style-name="Table3.A1" office:value-type="string">
              <text:p text:style-name="Table_20_Heading">Пояснення</text:p>
            </table:table-cell>
          </table:table-row>
        </table:table-header-rows>
        <table:table-row>
          <table:table-cell table:style-name="Table3.A1" office:value-type="string">
            <text:p text:style-name="Table_20_Contents">🔍 Чіткість</text:p>
          </table:table-cell>
          <table:table-cell table:style-name="Table3.A1" office:value-type="string">
            <text:p text:style-name="Table_20_Contents">Виглядає чітко на будь-якому екрані (hdpi, xhdpi, xxxhdpi тощо)</text:p>
          </table:table-cell>
        </table:table-row>
        <table:table-row>
          <table:table-cell table:style-name="Table3.A1" office:value-type="string">
            <text:p text:style-name="Table_20_Contents">💾 Менше ваги</text:p>
          </table:table-cell>
          <table:table-cell table:style-name="Table3.A1" office:value-type="string">
            <text:p text:style-name="Table_20_Contents">XML важить менше, ніж PNG</text:p>
          </table:table-cell>
        </table:table-row>
        <table:table-row>
          <table:table-cell table:style-name="Table3.A1" office:value-type="string">
            <text:p text:style-name="Table_20_Contents">⚙️ Анімація</text:p>
          </table:table-cell>
          <table:table-cell table:style-name="Table3.A1" office:value-type="string">
            <text:p text:style-name="Table_20_Contents">Векторні картинки можна анімувати</text:p>
          </table:table-cell>
        </table:table-row>
        <table:table-row>
          <table:table-cell table:style-name="Table3.A1" office:value-type="string">
            <text:p text:style-name="Table_20_Contents">🎨 Можна змінювати колір прямо в XML або програмно</text:p>
          </table:table-cell>
          <table:table-cell table:style-name="Table3.A1" office:value-type="string">
            <text:p text:style-name="P3"/>
          </table:table-cell>
        </table:table-row>
      </table:table>
      <text:p text:style-name="Horizontal_20_Line"/>
      <text:h text:style-name="Heading_20_2" text:outline-level="2"><text:soft-page-break/>🧪 Приклад VectorDrawable</text:h>
      <text:p text:style-name="Preformatted_20_Text"><text:span text:style-name="Source_20_Text">&lt;vector</text:span></text:p>
      <text:p text:style-name="Preformatted_20_Text"><text:span text:style-name="Source_20_Text"><text:s text:c="4"/>xmlns:android="http://schemas.android.com/apk/res/android"</text:span></text:p>
      <text:p text:style-name="Preformatted_20_Text"><text:span text:style-name="Source_20_Text"><text:s text:c="4"/>android:width="24dp"</text:span></text:p>
      <text:p text:style-name="Preformatted_20_Text"><text:span text:style-name="Source_20_Text"><text:s text:c="4"/>android:height="24dp"</text:span></text:p>
      <text:p text:style-name="Preformatted_20_Text"><text:span text:style-name="Source_20_Text"><text:s text:c="4"/>android:viewportWidth="24"</text:span></text:p>
      <text:p text:style-name="Preformatted_20_Text"><text:span text:style-name="Source_20_Text"><text:s text:c="4"/>android:viewportHeight="24"&gt;</text:span></text:p>
      <text:p text:style-name="Preformatted_20_Text"><text:span text:style-name="Source_20_Text"><text:s text:c="4"/>&lt;path</text:span></text:p>
      <text:p text:style-name="Preformatted_20_Text"><text:span text:style-name="Source_20_Text"><text:s text:c="8"/>android:fillColor="#FF000000"</text:span></text:p>
      <text:p text:style-name="Preformatted_20_Text"><text:span text:style-name="Source_20_Text"><text:s text:c="8"/>android:pathData="M10,20v-6h4v6h5v-8h3L12,3 2,12h3v8z"/&gt;</text:span></text:p>
      <text:p text:style-name="P2"><text:span text:style-name="Source_20_Text">&lt;/vector&gt;</text:span></text:p>
      <text:p text:style-name="Text_20_body">Це, наприклад, будинок 🏠 (іконка "home").</text:p>
      <text:p text:style-name="Horizontal_20_Line"/>
      <text:h text:style-name="Heading_20_2" text:outline-level="2">⚠️ Зверни увагу:</text:h>
      <text:list text:style-name="L56">
        <text:list-item>
          <text:p text:style-name="P77"><text:span text:style-name="Strong_20_Emphasis">Для підтримки старих версій Android</text:span> (до API 21) обов’язково використовуй:</text:p>
          <text:p text:style-name="P19"><text:span text:style-name="Source_20_Text">app:srcCompat="@drawable/..." </text:span></text:p>
          <text:p text:style-name="P77">Замість</text:p>
          <text:p text:style-name="P19"><text:span text:style-name="Source_20_Text">android:src="@drawable/..."</text:span></text:p>
        </text:list-item>
        <text:list-item>
          <text:p text:style-name="P77">Якщо раптом іконка не відображається, переконайся, що в <text:span text:style-name="Source_20_Text">build.gradle</text:span> є:</text:p>
          <text:p text:style-name="P19"><text:span text:style-name="Source_20_Text">vectorDrawables.useSupportLibrary = true</text:span></text:p>
        </text:list-item>
      </text:list>
      <text:p text:style-name="Horizontal_20_Line"/>
      <text:h text:style-name="Heading_20_2" text:outline-level="2">🔨 Як створити або намалювати VectorDrawable для Android</text:h>
      <text:h text:style-name="Heading_20_3" text:outline-level="3">✅ <text:span text:style-name="Strong_20_Emphasis">1. Онлайн-генератори з SVG</text:span></text:h>
      <text:p text:style-name="Text_20_body">Найпростіший шлях — знайти або створити <text:span text:style-name="Strong_20_Emphasis">SVG-файл</text:span>, а потім конвертувати його в VectorDrawable (Android XML):</text:p>
      <text:h text:style-name="Heading_20_4" text:outline-level="4">💡 Онлайн SVG → VectorDrawable конвертери:</text:h>
      <text:list text:style-name="L57">
        <text:list-item>
          <text:p text:style-name="P78"><text:a xlink:type="simple" xlink:href="https://svg2vectordrawable.com/" text:style-name="Internet_20_link" text:visited-style-name="Visited_20_Internet_20_Link">https://svg2vectordrawable.com/</text:a> ✅</text:p>
        </text:list-item>
        <text:list-item>
          <text:p text:style-name="P78"><text:a xlink:type="simple" xlink:href="https://inloop.github.io/svg2android/" text:style-name="Internet_20_link" text:visited-style-name="Visited_20_Internet_20_Link">https://inloop.github.io/svg2android/</text:a> ✅</text:p>
        </text:list-item>
      </text:list>
      <text:p text:style-name="Quotations">🎯 Просто вставляєш SVG або завантажуєш <text:span text:style-name="Source_20_Text">.svg</text:span>, натискаєш «Convert» — і отримуєш готовий Android XML.</text:p>
      <text:p text:style-name="Horizontal_20_Line"/>
      <text:h text:style-name="Heading_20_3" text:outline-level="3">✅ <text:span text:style-name="Strong_20_Emphasis">2. Використати Android Studio (вбудований редактор)</text:span></text:h>
      <text:list text:style-name="L58">
        <text:list-item>
          <text:p text:style-name="P79"><text:span text:style-name="Strong_20_Emphasis">File → New → Vector Asset</text:span></text:p>
        </text:list-item>
        <text:list-item>
          <text:p text:style-name="P79">Обери:</text:p>
          <text:list>
            <text:list-item>
              <text:p text:style-name="P79">Material Icon (готові іконки від Google)</text:p>
            </text:list-item>
            <text:list-item>
              <text:p text:style-name="P79">Local file (SVG-файл зі свого ПК)</text:p>
            </text:list-item>
          </text:list>
        </text:list-item>
        <text:list-item>
          <text:p text:style-name="P79">Натисни «Next» → «Finish»</text:p>
        </text:list-item>
      </text:list>
      <text:p text:style-name="Text_20_body"><text:soft-page-break/>➡️ Android Studio сама створить <text:span text:style-name="Source_20_Text">ic_whatever.xml</text:span> у <text:span text:style-name="Source_20_Text">res/drawable/</text:span></text:p>
      <text:p text:style-name="Horizontal_20_Line"/>
      <text:h text:style-name="Heading_20_3" text:outline-level="3">✅ <text:span text:style-name="Strong_20_Emphasis">3. Готові бібліотеки/ресурси</text:span></text:h>
      <text:p text:style-name="Text_20_body">Можеш використовувати готові SVG-іконки, наприклад:</text:p>
      <text:list text:style-name="L59">
        <text:list-item>
          <text:p text:style-name="P80"><text:a xlink:type="simple" xlink:href="https://fonts.google.com/icons" text:style-name="Internet_20_link" text:visited-style-name="Visited_20_Internet_20_Link">https://fonts.google.com/icons</text:a> – Google Material Icons (можна завантажити як SVG)</text:p>
        </text:list-item>
        <text:list-item>
          <text:p text:style-name="P80"><text:a xlink:type="simple" xlink:href="https://www.svgrepo.com/" text:style-name="Internet_20_link" text:visited-style-name="Visited_20_Internet_20_Link">https://www.svgrepo.com/</text:a> – Більше 300 000 безкоштовних SVG</text:p>
        </text:list-item>
        <text:list-item>
          <text:p text:style-name="P80"><text:a xlink:type="simple" xlink:href="https://www.flaticon.com/" text:style-name="Internet_20_link" text:visited-style-name="Visited_20_Internet_20_Link">https://www.flaticon.com/</text:a> – Професійні іконки, SVG у різних стилях</text:p>
        </text:list-item>
      </text:list>
      <text:p text:style-name="Horizontal_20_Line"/>
      <text:h text:style-name="Heading_20_3" text:outline-level="3">✅ <text:span text:style-name="Strong_20_Emphasis">4. Створити SVG самому</text:span></text:h>
      <text:p text:style-name="Text_20_body">Якщо хочеш намалювати власне зображення — використовуй <text:span text:style-name="Strong_20_Emphasis">векторні графічні редактори</text:span>:</text:p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4.A1" office:value-type="string">
              <text:p text:style-name="Table_20_Heading">Інструмент</text:p>
            </table:table-cell>
            <table:table-cell table:style-name="Table4.A1" office:value-type="string">
              <text:p text:style-name="Table_20_Heading">Платформа</text:p>
            </table:table-cell>
            <table:table-cell table:style-name="Table4.A1" office:value-type="string">
              <text:p text:style-name="Table_20_Heading">Коментар</text:p>
            </table:table-cell>
          </table:table-row>
        </table:table-header-rows>
        <table:table-row>
          <table:table-cell table:style-name="Table4.A1" office:value-type="string">
            <text:p text:style-name="Table_20_Contents"><text:a xlink:type="simple" xlink:href="https://inkscape.org/" text:style-name="Internet_20_link" text:visited-style-name="Visited_20_Internet_20_Link">Inkscape</text:a></text:p>
          </table:table-cell>
          <table:table-cell table:style-name="Table4.A1" office:value-type="string">
            <text:p text:style-name="Table_20_Contents">Windows / Mac / Linux</text:p>
          </table:table-cell>
          <table:table-cell table:style-name="Table4.A1" office:value-type="string">
            <text:p text:style-name="Table_20_Contents">Безкоштовний, дуже потужний редактор SVG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boxy-svg.com/" text:style-name="Internet_20_link" text:visited-style-name="Visited_20_Internet_20_Link">Boxy SVG</text:a></text:p>
          </table:table-cell>
          <table:table-cell table:style-name="Table4.A1" office:value-type="string">
            <text:p text:style-name="Table_20_Contents">Онлайн / Windows / Chrome</text:p>
          </table:table-cell>
          <table:table-cell table:style-name="Table4.A1" office:value-type="string">
            <text:p text:style-name="Table_20_Contents">Простий і сучасний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figma.com/" text:style-name="Internet_20_link" text:visited-style-name="Visited_20_Internet_20_Link">Figma</text:a></text:p>
          </table:table-cell>
          <table:table-cell table:style-name="Table4.A1" office:value-type="string">
            <text:p text:style-name="Table_20_Contents">Онлайн</text:p>
          </table:table-cell>
          <table:table-cell table:style-name="Table4.A1" office:value-type="string">
            <text:p text:style-name="Table_20_Contents">Дизайнерський інструмент, дуже зручний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adobe.com/" text:style-name="Internet_20_link" text:visited-style-name="Visited_20_Internet_20_Link">Adobe Illustrator</text:a></text:p>
          </table:table-cell>
          <table:table-cell table:style-name="Table4.A1" office:value-type="string">
            <text:p text:style-name="Table_20_Contents">Windows / Mac</text:p>
          </table:table-cell>
          <table:table-cell table:style-name="Table4.A1" office:value-type="string">
            <text:p text:style-name="Table_20_Contents">Професійний, платний</text:p>
          </table:table-cell>
        </table:table-row>
      </table:table>
      <text:p text:style-name="Quotations">Усі ці інструменти можуть експортувати у SVG.</text:p>
      <text:p text:style-name="Horizontal_20_Line"/>
      <text:h text:style-name="Heading_20_2" text:outline-level="2">🔁 З SVG → Android Vector</text:h>
      <text:p text:style-name="Text_20_body">Після того як ти створив SVG, імпортуєш його в Android Studio або через конвертер (див. вище), і готово!</text:p>
      <text:p text:style-name="Horizontal_20_Line"/>
      <text:h text:style-name="Heading_20_2" text:outline-level="2">✏️ Приклад:</text:h>
      <text:p text:style-name="Text_20_body">SVG:</text:p>
      <text:p text:style-name="P2"><text:span text:style-name="Source_20_Text">&lt;path d="M10,20v-6h4v6h5v-8h3L12,3 2,12h3v8z"/&gt;</text:span></text:p>
      <text:p text:style-name="Text_20_body">Конвертується у:</text:p>
      <text:p text:style-name="Preformatted_20_Text"><text:span text:style-name="Source_20_Text">&lt;path</text:span></text:p>
      <text:p text:style-name="Preformatted_20_Text"><text:span text:style-name="Source_20_Text"><text:s text:c="4"/>android:fillColor="#FF000000"</text:span></text:p>
      <text:p text:style-name="P2"><text:span text:style-name="Source_20_Text"><text:s text:c="4"/>android:pathData="M10,20v-6h4v6h5v-8h3L12,3 2,12h3v8z"/&gt;</text:span></text:p>
      <text:p text:style-name="Horizontal_20_Line"/>
      <text:h text:style-name="Heading_20_2" text:outline-level="2">❗️На що звертати увагу:</text:h>
      <text:list text:style-name="L60">
        <text:list-item>
          <text:p text:style-name="P81">Не всі SVG-шари/ефекти підтримуються у VectorDrawable. Уникай складних фільтрів або масок.</text:p>
        </text:list-item>
        <text:list-item>
          <text:p text:style-name="P81">Чим простіше SVG — тим краще буде працювати на Android.</text:p>
        </text:list-item>
      </text:list>
      <text:p text:style-name="Horizontal_20_Line"/>
      <text:p text:style-name="Text_20_body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2937in" fo:margin-bottom="0.3957in" fo:margin-left="0.4165in" fo:margin-right="0.4173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2T10:16:14.038016502</meta:creation-date>
    <dc:date>2025-07-31T12:05:36.712892409</dc:date>
    <meta:editing-duration>PT6H27M19S</meta:editing-duration>
    <meta:editing-cycles>27</meta:editing-cycles>
    <meta:generator>LibreOffice/7.5.3.2$Linux_X86_64 LibreOffice_project/9f56dff12ba03b9acd7730a5a481eea045e468f3</meta:generator>
    <meta:document-statistic meta:table-count="13" meta:image-count="0" meta:object-count="0" meta:page-count="23" meta:paragraph-count="774" meta:word-count="4501" meta:character-count="35668" meta:non-whitespace-character-count="31990"/>
  </office:meta>
</office:document-meta>
</file>